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d711" officeooo:paragraph-rsid="0008d7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fore running vlc application’</text:p>
      <text:p text:style-name="P1"/>
      <text:p text:style-name="P1"/>
      <text:p text:style-name="P1">[naveen@naveen:uvc]$ dmesg </text:p>
      <text:p text:style-name="P1">[ 2190.461931] uvc_driver:uvc_init---2788</text:p>
      <text:p text:style-name="P1">[ 2190.461955] usbcore: registered new interface driver uvcvideo</text:p>
      <text:p text:style-name="P1">[ 2190.461955] USB Video Class driver (1.1.1)</text:p>
      <text:p text:style-name="P1">[ 2214.379938] usb 3-6: new high-speed USB device number 8 using xhci_hcd</text:p>
      <text:p text:style-name="P1">[ 2214.528158] usb 3-6: New USB device found, idVendor=046d, idProduct=0839</text:p>
      <text:p text:style-name="P1">[ 2214.528164] usb 3-6: New USB device strings: Mfr=0, Product=1, SerialNumber=0</text:p>
      <text:p text:style-name="P1">[ 2214.528167] usb 3-6: Product: USB 2.0 Hub [MTT]</text:p>
      <text:p text:style-name="P1">[ 2214.528784] hub 3-6:1.0: USB hub found</text:p>
      <text:p text:style-name="P1">[ 2214.528817] hub 3-6:1.0: 4 ports detected</text:p>
      <text:p text:style-name="P1">[ 2214.815957] usb 3-6.1: new high-speed USB device number 9 using xhci_hcd</text:p>
      <text:p text:style-name="P1">[ 2214.918127] usb 3-6.1: New USB device found, idVendor=046d, idProduct=0837</text:p>
      <text:p text:style-name="P1">[ 2214.918132] usb 3-6.1: New USB device strings: Mfr=0, Product=2, SerialNumber=0</text:p>
      <text:p text:style-name="P1">[ 2214.918136] usb 3-6.1: Product: BCC950 ConferenceCam</text:p>
      <text:p text:style-name="P1">[ 2214.918835] uvc_driver:uvc_probe---2027</text:p>
      <text:p text:style-name="P1">[ 2214.918840] uvc_driver:uvc_parse_control---1272</text:p>
      <text:p text:style-name="P1">[ 2214.918843] uvc_driver:uvc_parse_vendor_control---940</text:p>
      <text:p text:style-name="P1">[ 2214.918845] uvc_driver:uvc_parse_standard_control---1019</text:p>
      <text:p text:style-name="P1">[ 2214.918847] uvc_driver:uvc_parse_streaming---650</text:p>
      <text:p text:style-name="P1">[ 2214.918852] uvc_driver:uvc_parse_format---392</text:p>
      <text:p text:style-name="P1">[ 2214.918856] uvc_driver:uvc_parse_format---392</text:p>
      <text:p text:style-name="P1">[ 2214.918859] uvc_driver:uvc_parse_vendor_control---940</text:p>
      <text:p text:style-name="P1">[ 2214.918861] uvc_driver:uvc_parse_standard_control---1019</text:p>
      <text:p text:style-name="P1">[ 2214.918863] uvc_driver:uvc_parse_vendor_control---940</text:p>
      <text:p text:style-name="P1">[ 2214.918864] uvc_driver:uvc_parse_standard_control---1019</text:p>
      <text:p text:style-name="P1">[ 2214.918866] uvc_driver:uvc_parse_vendor_control---940</text:p>
      <text:p text:style-name="P1">[ 2214.918867] uvc_driver:uvc_parse_standard_control---1019</text:p>
      <text:p text:style-name="P1">[ 2214.918870] uvc_driver:uvc_parse_vendor_control---940</text:p>
      <text:p text:style-name="P1">[ 2214.918871] uvc_driver:uvc_parse_standard_control---1019</text:p>
      <text:p text:style-name="P1">[ 2214.918873] uvc_driver:uvc_parse_vendor_control---940</text:p>
      <text:p text:style-name="P1">[ 2214.918874] uvc_driver:uvc_parse_standard_control---1019</text:p>
      <text:p text:style-name="P1">[ 2214.918876] uvc_driver:uvc_parse_vendor_control---940</text:p>
      <text:p text:style-name="P1">[ 2214.918877] uvc_driver:uvc_parse_standard_control---1019</text:p>
      <text:p text:style-name="P1">[ 2214.918879] uvc_driver:uvc_parse_vendor_control---940</text:p>
      <text:p text:style-name="P1">[ 2214.918880] uvc_driver:uvc_parse_standard_control---1019</text:p>
      <text:p text:style-name="P1">[ 2214.918883] uvc_driver:uvc_parse_vendor_control---940</text:p>
      <text:p text:style-name="P1">[ 2214.918884] uvc_driver:uvc_parse_standard_control---1019</text:p>
      <text:p text:style-name="P1">[ 2214.918886] uvc_driver:uvc_parse_vendor_control---940</text:p>
      <text:p text:style-name="P1">[ 2214.918887] uvc_driver:uvc_parse_standard_control---1019</text:p>
      <text:p text:style-name="P1">[ 2214.918891] uvcvideo: Found UVC 1.00 device BCC950 ConferenceCam (046d:0837)</text:p>
      <text:p text:style-name="P1">[ 2214.918895] uvc_ctrl:uvc_ctrl_init_device---2178</text:p>
      <text:p text:style-name="P1">[ 2214.918897] uvc_ctrl:uvc_ctrl_prune_entity---2079</text:p>
      <text:p text:style-name="P1">[ 2214.918899] uvc_ctrl:uvc_ctrl_init_ctrl---2140</text:p>
      <text:p text:style-name="P1">[ 2214.918901] uvc_ctrl:uvc_entity_match_guid---841</text:p>
      <text:p text:style-name="P1">[ 2214.918902] uvc_ctrl:uvc_entity_match_guid---841</text:p>
      <text:p text:style-name="P1">[ 2214.918903] uvc_ctrl:uvc_entity_match_guid---841</text:p>
      <text:p text:style-name="P1">[ 2214.918905] uvc_ctrl:uvc_entity_match_guid---841</text:p>
      <text:p text:style-name="P1">[ 2214.918906] uvc_ctrl:uvc_entity_match_guid---841</text:p>
      <text:p text:style-name="P1">[ 2214.918907] uvc_ctrl:uvc_entity_match_guid---841</text:p>
      <text:p text:style-name="P1"><text:soft-page-break/>[ 2214.918908] uvc_ctrl:uvc_entity_match_guid---841</text:p>
      <text:p text:style-name="P1">[ 2214.918910] uvc_ctrl:uvc_entity_match_guid---841</text:p>
      <text:p text:style-name="P1">[ 2214.918911] uvc_ctrl:uvc_entity_match_guid---841</text:p>
      <text:p text:style-name="P1">[ 2214.918912] uvc_ctrl:uvc_entity_match_guid---841</text:p>
      <text:p text:style-name="P1">[ 2214.918913] uvc_ctrl:uvc_entity_match_guid---841</text:p>
      <text:p text:style-name="P1">[ 2214.918915] uvc_ctrl:uvc_entity_match_guid---841</text:p>
      <text:p text:style-name="P1">[ 2214.918916] uvc_ctrl:uvc_entity_match_guid---841</text:p>
      <text:p text:style-name="P1">[ 2214.918917] uvc_ctrl:uvc_entity_match_guid---841</text:p>
      <text:p text:style-name="P1">[ 2214.918918] uvc_ctrl:uvc_entity_match_guid---841</text:p>
      <text:p text:style-name="P1">[ 2214.918919] uvc_ctrl:uvc_entity_match_guid---841</text:p>
      <text:p text:style-name="P1">[ 2214.918921] uvc_ctrl:uvc_entity_match_guid---841</text:p>
      <text:p text:style-name="P1">[ 2214.918922] uvc_ctrl:uvc_entity_match_guid---841</text:p>
      <text:p text:style-name="P1">[ 2214.918923] uvc_ctrl:uvc_entity_match_guid---841</text:p>
      <text:p text:style-name="P1">[ 2214.918924] uvc_ctrl:uvc_entity_match_guid---841</text:p>
      <text:p text:style-name="P1">[ 2214.918926] uvc_ctrl:uvc_ctrl_add_info---1919</text:p>
      <text:p text:style-name="P1">[ 2214.918927] uvc_ctrl:uvc_entity_match_guid---841</text:p>
      <text:p text:style-name="P1">[ 2214.918929] uvc_ctrl:uvc_entity_match_guid---841</text:p>
      <text:p text:style-name="P1">[ 2214.918930] uvc_ctrl:uvc_entity_match_guid---841</text:p>
      <text:p text:style-name="P1">[ 2214.918931] uvc_ctrl:uvc_entity_match_guid---841</text:p>
      <text:p text:style-name="P1">[ 2214.918932] uvc_ctrl:uvc_entity_match_guid---841</text:p>
      <text:p text:style-name="P1">[ 2214.918934] uvc_ctrl:uvc_entity_match_guid---841</text:p>
      <text:p text:style-name="P1">[ 2214.918935] uvc_ctrl:uvc_entity_match_guid---841</text:p>
      <text:p text:style-name="P1">[ 2214.918936] uvc_ctrl:uvc_entity_match_guid---841</text:p>
      <text:p text:style-name="P1">[ 2214.918937] uvc_ctrl:uvc_entity_match_guid---841</text:p>
      <text:p text:style-name="P1">[ 2214.918939] uvc_ctrl:uvc_entity_match_guid---841</text:p>
      <text:p text:style-name="P1">[ 2214.918940] uvc_ctrl:uvc_entity_match_guid---841</text:p>
      <text:p text:style-name="P1">[ 2214.918941] uvc_ctrl:__uvc_ctrl_add_mapping---1951</text:p>
      <text:p text:style-name="P1">[ 2214.918943] uvc_ctrl:uvc_entity_match_guid---841</text:p>
      <text:p text:style-name="P1">[ 2214.918945] uvc_ctrl:uvc_entity_match_guid---841</text:p>
      <text:p text:style-name="P1">[ 2214.918946] uvc_ctrl:uvc_entity_match_guid---841</text:p>
      <text:p text:style-name="P1">[ 2214.918947] uvc_ctrl:uvc_entity_match_guid---841</text:p>
      <text:p text:style-name="P1">[ 2214.918948] uvc_ctrl:uvc_entity_match_guid---841</text:p>
      <text:p text:style-name="P1">[ 2214.918950] uvc_ctrl:uvc_entity_match_guid---841</text:p>
      <text:p text:style-name="P1">[ 2214.918951] uvc_ctrl:uvc_entity_match_guid---841</text:p>
      <text:p text:style-name="P1">[ 2214.918952] uvc_ctrl:uvc_entity_match_guid---841</text:p>
      <text:p text:style-name="P1">[ 2214.918953] uvc_ctrl:uvc_entity_match_guid---841</text:p>
      <text:p text:style-name="P1">[ 2214.918955] uvc_ctrl:uvc_entity_match_guid---841</text:p>
      <text:p text:style-name="P1">[ 2214.918956] uvc_ctrl:uvc_entity_match_guid---841</text:p>
      <text:p text:style-name="P1">[ 2214.918957] uvc_ctrl:uvc_entity_match_guid---841</text:p>
      <text:p text:style-name="P1">[ 2214.918958] uvc_ctrl:uvc_entity_match_guid---841</text:p>
      <text:p text:style-name="P1">[ 2214.918960] uvc_ctrl:uvc_entity_match_guid---841</text:p>
      <text:p text:style-name="P1">[ 2214.918961] uvc_ctrl:uvc_entity_match_guid---841</text:p>
      <text:p text:style-name="P1">[ 2214.918962] uvc_ctrl:uvc_entity_match_guid---841</text:p>
      <text:p text:style-name="P1">[ 2214.918963] uvc_ctrl:uvc_entity_match_guid---841</text:p>
      <text:p text:style-name="P1">[ 2214.918965] uvc_ctrl:uvc_entity_match_guid---841</text:p>
      <text:p text:style-name="P1">[ 2214.918966] uvc_ctrl:uvc_ctrl_init_ctrl---2140</text:p>
      <text:p text:style-name="P1">[ 2214.918967] uvc_ctrl:uvc_entity_match_guid---841</text:p>
      <text:p text:style-name="P1">[ 2214.918968] uvc_ctrl:uvc_entity_match_guid---841</text:p>
      <text:p text:style-name="P1">[ 2214.918970] uvc_ctrl:uvc_entity_match_guid---841</text:p>
      <text:p text:style-name="P1">[ 2214.918971] uvc_ctrl:uvc_entity_match_guid---841</text:p>
      <text:p text:style-name="P1">[ 2214.918972] uvc_ctrl:uvc_entity_match_guid---841</text:p>
      <text:p text:style-name="P1">[ 2214.918973] uvc_ctrl:uvc_entity_match_guid---841</text:p>
      <text:p text:style-name="P1"><text:soft-page-break/>[ 2214.918975] uvc_ctrl:uvc_entity_match_guid---841</text:p>
      <text:p text:style-name="P1">[ 2214.918976] uvc_ctrl:uvc_entity_match_guid---841</text:p>
      <text:p text:style-name="P1">[ 2214.918977] uvc_ctrl:uvc_entity_match_guid---841</text:p>
      <text:p text:style-name="P1">[ 2214.918978] uvc_ctrl:uvc_entity_match_guid---841</text:p>
      <text:p text:style-name="P1">[ 2214.918980] uvc_ctrl:uvc_entity_match_guid---841</text:p>
      <text:p text:style-name="P1">[ 2214.918981] uvc_ctrl:uvc_entity_match_guid---841</text:p>
      <text:p text:style-name="P1">[ 2214.918982] uvc_ctrl:uvc_entity_match_guid---841</text:p>
      <text:p text:style-name="P1">[ 2214.918983] uvc_ctrl:uvc_entity_match_guid---841</text:p>
      <text:p text:style-name="P1">[ 2214.918984] uvc_ctrl:uvc_entity_match_guid---841</text:p>
      <text:p text:style-name="P1">[ 2214.918986] uvc_ctrl:uvc_entity_match_guid---841</text:p>
      <text:p text:style-name="P1">[ 2214.918987] uvc_ctrl:uvc_entity_match_guid---841</text:p>
      <text:p text:style-name="P1">[ 2214.918988] uvc_ctrl:uvc_entity_match_guid---841</text:p>
      <text:p text:style-name="P1">[ 2214.918989] uvc_ctrl:uvc_entity_match_guid---841</text:p>
      <text:p text:style-name="P1">[ 2214.918991] uvc_ctrl:uvc_entity_match_guid---841</text:p>
      <text:p text:style-name="P1">[ 2214.918992] uvc_ctrl:uvc_entity_match_guid---841</text:p>
      <text:p text:style-name="P1">[ 2214.918993] uvc_ctrl:uvc_ctrl_add_info---1919</text:p>
      <text:p text:style-name="P1">[ 2214.918995] uvc_ctrl:uvc_entity_match_guid---841</text:p>
      <text:p text:style-name="P1">[ 2214.918996] uvc_ctrl:uvc_entity_match_guid---841</text:p>
      <text:p text:style-name="P1">[ 2214.918997] uvc_ctrl:uvc_entity_match_guid---841</text:p>
      <text:p text:style-name="P1">[ 2214.918998] uvc_ctrl:uvc_entity_match_guid---841</text:p>
      <text:p text:style-name="P1">[ 2214.919000] uvc_ctrl:uvc_entity_match_guid---841</text:p>
      <text:p text:style-name="P1">[ 2214.919001] uvc_ctrl:uvc_entity_match_guid---841</text:p>
      <text:p text:style-name="P1">[ 2214.919002] uvc_ctrl:uvc_entity_match_guid---841</text:p>
      <text:p text:style-name="P1">[ 2214.919003] uvc_ctrl:uvc_entity_match_guid---841</text:p>
      <text:p text:style-name="P1">[ 2214.919005] uvc_ctrl:uvc_entity_match_guid---841</text:p>
      <text:p text:style-name="P1">[ 2214.919006] uvc_ctrl:uvc_entity_match_guid---841</text:p>
      <text:p text:style-name="P1">[ 2214.919007] uvc_ctrl:uvc_entity_match_guid---841</text:p>
      <text:p text:style-name="P1">[ 2214.919008] uvc_ctrl:uvc_entity_match_guid---841</text:p>
      <text:p text:style-name="P1">[ 2214.919010] uvc_ctrl:__uvc_ctrl_add_mapping---1951</text:p>
      <text:p text:style-name="P1">[ 2214.919011] uvc_ctrl:uvc_entity_match_guid---841</text:p>
      <text:p text:style-name="P1">[ 2214.919012] uvc_ctrl:uvc_entity_match_guid---841</text:p>
      <text:p text:style-name="P1">[ 2214.919014] uvc_ctrl:uvc_entity_match_guid---841</text:p>
      <text:p text:style-name="P1">[ 2214.919015] uvc_ctrl:uvc_entity_match_guid---841</text:p>
      <text:p text:style-name="P1">[ 2214.919016] uvc_ctrl:uvc_entity_match_guid---841</text:p>
      <text:p text:style-name="P1">[ 2214.919017] uvc_ctrl:uvc_entity_match_guid---841</text:p>
      <text:p text:style-name="P1">[ 2214.919019] uvc_ctrl:uvc_entity_match_guid---841</text:p>
      <text:p text:style-name="P1">[ 2214.919020] uvc_ctrl:uvc_entity_match_guid---841</text:p>
      <text:p text:style-name="P1">[ 2214.919021] uvc_ctrl:uvc_entity_match_guid---841</text:p>
      <text:p text:style-name="P1">[ 2214.919022] uvc_ctrl:uvc_entity_match_guid---841</text:p>
      <text:p text:style-name="P1">[ 2214.919024] uvc_ctrl:uvc_entity_match_guid---841</text:p>
      <text:p text:style-name="P1">[ 2214.919025] uvc_ctrl:uvc_entity_match_guid---841</text:p>
      <text:p text:style-name="P1">[ 2214.919026] uvc_ctrl:uvc_entity_match_guid---841</text:p>
      <text:p text:style-name="P1">[ 2214.919027] uvc_ctrl:uvc_entity_match_guid---841</text:p>
      <text:p text:style-name="P1">[ 2214.919029] uvc_ctrl:uvc_entity_match_guid---841</text:p>
      <text:p text:style-name="P1">[ 2214.919030] uvc_ctrl:uvc_entity_match_guid---841</text:p>
      <text:p text:style-name="P1">[ 2214.919031] uvc_ctrl:uvc_entity_match_guid---841</text:p>
      <text:p text:style-name="P1">[ 2214.919032] uvc_ctrl:uvc_ctrl_init_ctrl---2140</text:p>
      <text:p text:style-name="P1">[ 2214.919033] uvc_ctrl:uvc_entity_match_guid---841</text:p>
      <text:p text:style-name="P1">[ 2214.919035] uvc_ctrl:uvc_entity_match_guid---841</text:p>
      <text:p text:style-name="P1">[ 2214.919036] uvc_ctrl:uvc_entity_match_guid---841</text:p>
      <text:p text:style-name="P1">[ 2214.919037] uvc_ctrl:uvc_entity_match_guid---841</text:p>
      <text:p text:style-name="P1">[ 2214.919038] uvc_ctrl:uvc_entity_match_guid---841</text:p>
      <text:p text:style-name="P1"><text:soft-page-break/>[ 2214.919040] uvc_ctrl:uvc_entity_match_guid---841</text:p>
      <text:p text:style-name="P1">[ 2214.919041] uvc_ctrl:uvc_entity_match_guid---841</text:p>
      <text:p text:style-name="P1">[ 2214.919042] uvc_ctrl:uvc_entity_match_guid---841</text:p>
      <text:p text:style-name="P1">[ 2214.919043] uvc_ctrl:uvc_entity_match_guid---841</text:p>
      <text:p text:style-name="P1">[ 2214.919045] uvc_ctrl:uvc_entity_match_guid---841</text:p>
      <text:p text:style-name="P1">[ 2214.919046] uvc_ctrl:uvc_entity_match_guid---841</text:p>
      <text:p text:style-name="P1">[ 2214.919047] uvc_ctrl:uvc_entity_match_guid---841</text:p>
      <text:p text:style-name="P1">[ 2214.919048] uvc_ctrl:uvc_entity_match_guid---841</text:p>
      <text:p text:style-name="P1">[ 2214.919050] uvc_ctrl:uvc_entity_match_guid---841</text:p>
      <text:p text:style-name="P1">[ 2214.919051] uvc_ctrl:uvc_entity_match_guid---841</text:p>
      <text:p text:style-name="P1">[ 2214.919052] uvc_ctrl:uvc_entity_match_guid---841</text:p>
      <text:p text:style-name="P1">[ 2214.919053] uvc_ctrl:uvc_entity_match_guid---841</text:p>
      <text:p text:style-name="P1">[ 2214.919054] uvc_ctrl:uvc_entity_match_guid---841</text:p>
      <text:p text:style-name="P1">[ 2214.919056] uvc_ctrl:uvc_entity_match_guid---841</text:p>
      <text:p text:style-name="P1">[ 2214.919057] uvc_ctrl:uvc_entity_match_guid---841</text:p>
      <text:p text:style-name="P1">[ 2214.919058] uvc_ctrl:uvc_entity_match_guid---841</text:p>
      <text:p text:style-name="P1">[ 2214.919060] uvc_ctrl:uvc_entity_match_guid---841</text:p>
      <text:p text:style-name="P1">[ 2214.919061] uvc_ctrl:uvc_ctrl_add_info---1919</text:p>
      <text:p text:style-name="P1">[ 2214.919062] uvc_ctrl:uvc_entity_match_guid---841</text:p>
      <text:p text:style-name="P1">[ 2214.919063] uvc_ctrl:uvc_entity_match_guid---841</text:p>
      <text:p text:style-name="P1">[ 2214.919065] uvc_ctrl:uvc_entity_match_guid---841</text:p>
      <text:p text:style-name="P1">[ 2214.919066] uvc_ctrl:uvc_entity_match_guid---841</text:p>
      <text:p text:style-name="P1">[ 2214.919067] uvc_ctrl:uvc_entity_match_guid---841</text:p>
      <text:p text:style-name="P1">[ 2214.919068] uvc_ctrl:uvc_entity_match_guid---841</text:p>
      <text:p text:style-name="P1">[ 2214.919069] uvc_ctrl:uvc_entity_match_guid---841</text:p>
      <text:p text:style-name="P1">[ 2214.919071] uvc_ctrl:uvc_entity_match_guid---841</text:p>
      <text:p text:style-name="P1">[ 2214.919072] uvc_ctrl:uvc_entity_match_guid---841</text:p>
      <text:p text:style-name="P1">[ 2214.919073] uvc_ctrl:uvc_entity_match_guid---841</text:p>
      <text:p text:style-name="P1">[ 2214.919074] uvc_ctrl:uvc_entity_match_guid---841</text:p>
      <text:p text:style-name="P1">[ 2214.919076] uvc_ctrl:uvc_entity_match_guid---841</text:p>
      <text:p text:style-name="P1">[ 2214.919077] uvc_ctrl:uvc_entity_match_guid---841</text:p>
      <text:p text:style-name="P1">[ 2214.919078] uvc_ctrl:__uvc_ctrl_add_mapping---1951</text:p>
      <text:p text:style-name="P1">[ 2214.919080] uvc_ctrl:uvc_entity_match_guid---841</text:p>
      <text:p text:style-name="P1">[ 2214.919081] uvc_ctrl:uvc_entity_match_guid---841</text:p>
      <text:p text:style-name="P1">[ 2214.919082] uvc_ctrl:uvc_entity_match_guid---841</text:p>
      <text:p text:style-name="P1">[ 2214.919084] uvc_ctrl:uvc_entity_match_guid---841</text:p>
      <text:p text:style-name="P1">[ 2214.919085] uvc_ctrl:uvc_entity_match_guid---841</text:p>
      <text:p text:style-name="P1">[ 2214.919086] uvc_ctrl:uvc_entity_match_guid---841</text:p>
      <text:p text:style-name="P1">[ 2214.919087] uvc_ctrl:uvc_entity_match_guid---841</text:p>
      <text:p text:style-name="P1">[ 2214.919089] uvc_ctrl:uvc_entity_match_guid---841</text:p>
      <text:p text:style-name="P1">[ 2214.919090] uvc_ctrl:uvc_entity_match_guid---841</text:p>
      <text:p text:style-name="P1">[ 2214.919091] uvc_ctrl:uvc_entity_match_guid---841</text:p>
      <text:p text:style-name="P1">[ 2214.919092] uvc_ctrl:uvc_entity_match_guid---841</text:p>
      <text:p text:style-name="P1">[ 2214.919094] uvc_ctrl:uvc_entity_match_guid---841</text:p>
      <text:p text:style-name="P1">[ 2214.919095] uvc_ctrl:uvc_entity_match_guid---841</text:p>
      <text:p text:style-name="P1">[ 2214.919096] uvc_ctrl:uvc_entity_match_guid---841</text:p>
      <text:p text:style-name="P1">[ 2214.919097] uvc_ctrl:uvc_entity_match_guid---841</text:p>
      <text:p text:style-name="P1">[ 2214.919099] uvc_ctrl:uvc_entity_match_guid---841</text:p>
      <text:p text:style-name="P1">[ 2214.919100] uvc_ctrl:uvc_ctrl_init_ctrl---2140</text:p>
      <text:p text:style-name="P1">[ 2214.919101] uvc_ctrl:uvc_entity_match_guid---841</text:p>
      <text:p text:style-name="P1">[ 2214.919102] uvc_ctrl:uvc_entity_match_guid---841</text:p>
      <text:p text:style-name="P1">[ 2214.919104] uvc_ctrl:uvc_entity_match_guid---841</text:p>
      <text:p text:style-name="P1"><text:soft-page-break/>[ 2214.919105] uvc_ctrl:uvc_entity_match_guid---841</text:p>
      <text:p text:style-name="P1">[ 2214.919106] uvc_ctrl:uvc_entity_match_guid---841</text:p>
      <text:p text:style-name="P1">[ 2214.919107] uvc_ctrl:uvc_entity_match_guid---841</text:p>
      <text:p text:style-name="P1">[ 2214.919109] uvc_ctrl:uvc_entity_match_guid---841</text:p>
      <text:p text:style-name="P1">[ 2214.919110] uvc_ctrl:uvc_entity_match_guid---841</text:p>
      <text:p text:style-name="P1">[ 2214.919111] uvc_ctrl:uvc_entity_match_guid---841</text:p>
      <text:p text:style-name="P1">[ 2214.919112] uvc_ctrl:uvc_entity_match_guid---841</text:p>
      <text:p text:style-name="P1">[ 2214.919114] uvc_ctrl:uvc_entity_match_guid---841</text:p>
      <text:p text:style-name="P1">[ 2214.919115] uvc_ctrl:uvc_entity_match_guid---841</text:p>
      <text:p text:style-name="P1">[ 2214.919116] uvc_ctrl:uvc_entity_match_guid---841</text:p>
      <text:p text:style-name="P1">[ 2214.919117] uvc_ctrl:uvc_entity_match_guid---841</text:p>
      <text:p text:style-name="P1">[ 2214.919118] uvc_ctrl:uvc_entity_match_guid---841</text:p>
      <text:p text:style-name="P1">[ 2214.919119] uvc_ctrl:uvc_entity_match_guid---841</text:p>
      <text:p text:style-name="P1">[ 2214.919121] uvc_ctrl:uvc_entity_match_guid---841</text:p>
      <text:p text:style-name="P1">[ 2214.919122] uvc_ctrl:uvc_entity_match_guid---841</text:p>
      <text:p text:style-name="P1">[ 2214.919123] uvc_ctrl:uvc_entity_match_guid---841</text:p>
      <text:p text:style-name="P1">[ 2214.919125] uvc_ctrl:uvc_entity_match_guid---841</text:p>
      <text:p text:style-name="P1">[ 2214.919126] uvc_ctrl:uvc_entity_match_guid---841</text:p>
      <text:p text:style-name="P1">[ 2214.919127] uvc_ctrl:uvc_entity_match_guid---841</text:p>
      <text:p text:style-name="P1">[ 2214.919128] uvc_ctrl:uvc_entity_match_guid---841</text:p>
      <text:p text:style-name="P1">[ 2214.919130] uvc_ctrl:uvc_entity_match_guid---841</text:p>
      <text:p text:style-name="P1">[ 2214.919131] uvc_ctrl:uvc_ctrl_add_info---1919</text:p>
      <text:p text:style-name="P1">[ 2214.919132] uvc_ctrl:uvc_entity_match_guid---841</text:p>
      <text:p text:style-name="P1">[ 2214.919134] uvc_ctrl:uvc_entity_match_guid---841</text:p>
      <text:p text:style-name="P1">[ 2214.919135] uvc_ctrl:uvc_entity_match_guid---841</text:p>
      <text:p text:style-name="P1">[ 2214.919136] uvc_ctrl:uvc_entity_match_guid---841</text:p>
      <text:p text:style-name="P1">[ 2214.919137] uvc_ctrl:uvc_entity_match_guid---841</text:p>
      <text:p text:style-name="P1">[ 2214.919139] uvc_ctrl:uvc_entity_match_guid---841</text:p>
      <text:p text:style-name="P1">[ 2214.919140] uvc_ctrl:uvc_entity_match_guid---841</text:p>
      <text:p text:style-name="P1">[ 2214.919141] uvc_ctrl:uvc_entity_match_guid---841</text:p>
      <text:p text:style-name="P1">[ 2214.919142] uvc_ctrl:uvc_entity_match_guid---841</text:p>
      <text:p text:style-name="P1">[ 2214.919143] uvc_ctrl:uvc_entity_match_guid---841</text:p>
      <text:p text:style-name="P1">[ 2214.919145] uvc_ctrl:uvc_entity_match_guid---841</text:p>
      <text:p text:style-name="P1">[ 2214.919146] uvc_ctrl:uvc_entity_match_guid---841</text:p>
      <text:p text:style-name="P1">[ 2214.919147] uvc_ctrl:uvc_entity_match_guid---841</text:p>
      <text:p text:style-name="P1">[ 2214.919149] uvc_ctrl:uvc_entity_match_guid---841</text:p>
      <text:p text:style-name="P1">[ 2214.919150] uvc_ctrl:uvc_entity_match_guid---841</text:p>
      <text:p text:style-name="P1">[ 2214.919151] uvc_ctrl:uvc_entity_match_guid---841</text:p>
      <text:p text:style-name="P1">[ 2214.919152] uvc_ctrl:uvc_entity_match_guid---841</text:p>
      <text:p text:style-name="P1">[ 2214.919153] uvc_ctrl:uvc_entity_match_guid---841</text:p>
      <text:p text:style-name="P1">[ 2214.919155] uvc_ctrl:uvc_entity_match_guid---841</text:p>
      <text:p text:style-name="P1">[ 2214.919156] uvc_ctrl:__uvc_ctrl_add_mapping---1951</text:p>
      <text:p text:style-name="P1">[ 2214.919158] uvc_ctrl:uvc_entity_match_guid---841</text:p>
      <text:p text:style-name="P1">[ 2214.919159] uvc_ctrl:uvc_entity_match_guid---841</text:p>
      <text:p text:style-name="P1">[ 2214.919160] uvc_ctrl:uvc_entity_match_guid---841</text:p>
      <text:p text:style-name="P1">[ 2214.919161] uvc_ctrl:uvc_entity_match_guid---841</text:p>
      <text:p text:style-name="P1">[ 2214.919163] uvc_ctrl:uvc_entity_match_guid---841</text:p>
      <text:p text:style-name="P1">[ 2214.919164] uvc_ctrl:uvc_entity_match_guid---841</text:p>
      <text:p text:style-name="P1">[ 2214.919165] uvc_ctrl:uvc_entity_match_guid---841</text:p>
      <text:p text:style-name="P1">[ 2214.919166] uvc_ctrl:uvc_entity_match_guid---841</text:p>
      <text:p text:style-name="P1">[ 2214.919168] uvc_ctrl:uvc_entity_match_guid---841</text:p>
      <text:p text:style-name="P1">[ 2214.919169] uvc_ctrl:uvc_entity_match_guid---841</text:p>
      <text:p text:style-name="P1"><text:soft-page-break/>[ 2214.919170] uvc_ctrl:uvc_ctrl_init_ctrl---2140</text:p>
      <text:p text:style-name="P1">[ 2214.919171] uvc_ctrl:uvc_entity_match_guid---841</text:p>
      <text:p text:style-name="P1">[ 2214.919173] uvc_ctrl:uvc_entity_match_guid---841</text:p>
      <text:p text:style-name="P1">[ 2214.919174] uvc_ctrl:uvc_entity_match_guid---841</text:p>
      <text:p text:style-name="P1">[ 2214.919175] uvc_ctrl:uvc_entity_match_guid---841</text:p>
      <text:p text:style-name="P1">[ 2214.919176] uvc_ctrl:uvc_entity_match_guid---841</text:p>
      <text:p text:style-name="P1">[ 2214.919178] uvc_ctrl:uvc_entity_match_guid---841</text:p>
      <text:p text:style-name="P1">[ 2214.919179] uvc_ctrl:uvc_entity_match_guid---841</text:p>
      <text:p text:style-name="P1">[ 2214.919180] uvc_ctrl:uvc_entity_match_guid---841</text:p>
      <text:p text:style-name="P1">[ 2214.919181] uvc_ctrl:uvc_entity_match_guid---841</text:p>
      <text:p text:style-name="P1">[ 2214.919183] uvc_ctrl:uvc_entity_match_guid---841</text:p>
      <text:p text:style-name="P1">[ 2214.919184] uvc_ctrl:uvc_entity_match_guid---841</text:p>
      <text:p text:style-name="P1">[ 2214.919185] uvc_ctrl:uvc_entity_match_guid---841</text:p>
      <text:p text:style-name="P1">[ 2214.919186] uvc_ctrl:uvc_entity_match_guid---841</text:p>
      <text:p text:style-name="P1">[ 2214.919187] uvc_ctrl:uvc_entity_match_guid---841</text:p>
      <text:p text:style-name="P1">[ 2214.919189] uvc_ctrl:uvc_entity_match_guid---841</text:p>
      <text:p text:style-name="P1">[ 2214.919190] uvc_ctrl:uvc_entity_match_guid---841</text:p>
      <text:p text:style-name="P1">[ 2214.919191] uvc_ctrl:uvc_entity_match_guid---841</text:p>
      <text:p text:style-name="P1">[ 2214.919192] uvc_ctrl:uvc_entity_match_guid---841</text:p>
      <text:p text:style-name="P1">[ 2214.919194] uvc_ctrl:uvc_entity_match_guid---841</text:p>
      <text:p text:style-name="P1">[ 2214.919195] uvc_ctrl:uvc_entity_match_guid---841</text:p>
      <text:p text:style-name="P1">[ 2214.919196] uvc_ctrl:uvc_entity_match_guid---841</text:p>
      <text:p text:style-name="P1">[ 2214.919198] uvc_ctrl:uvc_entity_match_guid---841</text:p>
      <text:p text:style-name="P1">[ 2214.919199] uvc_ctrl:uvc_entity_match_guid---841</text:p>
      <text:p text:style-name="P1">[ 2214.919200] uvc_ctrl:uvc_entity_match_guid---841</text:p>
      <text:p text:style-name="P1">[ 2214.919201] uvc_ctrl:uvc_entity_match_guid---841</text:p>
      <text:p text:style-name="P1">[ 2214.919203] uvc_ctrl:uvc_entity_match_guid---841</text:p>
      <text:p text:style-name="P1">[ 2214.919204] uvc_ctrl:uvc_entity_match_guid---841</text:p>
      <text:p text:style-name="P1">[ 2214.919205] uvc_ctrl:uvc_entity_match_guid---841</text:p>
      <text:p text:style-name="P1">[ 2214.919206] uvc_ctrl:uvc_ctrl_add_info---1919</text:p>
      <text:p text:style-name="P1">[ 2214.919208] uvc_ctrl:uvc_entity_match_guid---841</text:p>
      <text:p text:style-name="P1">[ 2214.919209] uvc_ctrl:uvc_entity_match_guid---841</text:p>
      <text:p text:style-name="P1">[ 2214.919210] uvc_ctrl:uvc_entity_match_guid---841</text:p>
      <text:p text:style-name="P1">[ 2214.919211] uvc_ctrl:uvc_entity_match_guid---841</text:p>
      <text:p text:style-name="P1">[ 2214.919213] uvc_ctrl:uvc_entity_match_guid---841</text:p>
      <text:p text:style-name="P1">[ 2214.919214] uvc_ctrl:uvc_entity_match_guid---841</text:p>
      <text:p text:style-name="P1">[ 2214.919215] uvc_ctrl:uvc_entity_match_guid---841</text:p>
      <text:p text:style-name="P1">[ 2214.919216] uvc_ctrl:uvc_entity_match_guid---841</text:p>
      <text:p text:style-name="P1">[ 2214.919217] uvc_ctrl:uvc_entity_match_guid---841</text:p>
      <text:p text:style-name="P1">[ 2214.919219] uvc_ctrl:uvc_entity_match_guid---841</text:p>
      <text:p text:style-name="P1">[ 2214.919220] uvc_ctrl:uvc_entity_match_guid---841</text:p>
      <text:p text:style-name="P1">[ 2214.919221] uvc_ctrl:uvc_entity_match_guid---841</text:p>
      <text:p text:style-name="P1">[ 2214.919222] uvc_ctrl:uvc_entity_match_guid---841</text:p>
      <text:p text:style-name="P1">[ 2214.919224] uvc_ctrl:uvc_entity_match_guid---841</text:p>
      <text:p text:style-name="P1">[ 2214.919225] uvc_ctrl:uvc_entity_match_guid---841</text:p>
      <text:p text:style-name="P1">[ 2214.919226] uvc_ctrl:uvc_entity_match_guid---841</text:p>
      <text:p text:style-name="P1">[ 2214.919227] uvc_ctrl:uvc_entity_match_guid---841</text:p>
      <text:p text:style-name="P1">[ 2214.919229] uvc_ctrl:uvc_entity_match_guid---841</text:p>
      <text:p text:style-name="P1">[ 2214.919230] uvc_ctrl:uvc_entity_match_guid---841</text:p>
      <text:p text:style-name="P1">[ 2214.919231] uvc_ctrl:uvc_entity_match_guid---841</text:p>
      <text:p text:style-name="P1">[ 2214.919232] uvc_ctrl:uvc_entity_match_guid---841</text:p>
      <text:p text:style-name="P1">[ 2214.919234] uvc_ctrl:uvc_entity_match_guid---841</text:p>
      <text:p text:style-name="P1"><text:soft-page-break/>[ 2214.919235] uvc_ctrl:uvc_entity_match_guid---841</text:p>
      <text:p text:style-name="P1">[ 2214.919236] uvc_ctrl:__uvc_ctrl_add_mapping---1951</text:p>
      <text:p text:style-name="P1">[ 2214.919238] uvc_ctrl:uvc_entity_match_guid---841</text:p>
      <text:p text:style-name="P1">[ 2214.919239] uvc_ctrl:uvc_entity_match_guid---841</text:p>
      <text:p text:style-name="P1">[ 2214.919240] uvc_ctrl:uvc_entity_match_guid---841</text:p>
      <text:p text:style-name="P1">[ 2214.919241] uvc_ctrl:uvc_entity_match_guid---841</text:p>
      <text:p text:style-name="P1">[ 2214.919243] uvc_ctrl:uvc_entity_match_guid---841</text:p>
      <text:p text:style-name="P1">[ 2214.919244] uvc_ctrl:uvc_entity_match_guid---841</text:p>
      <text:p text:style-name="P1">[ 2214.919245] uvc_ctrl:uvc_ctrl_init_ctrl---2140</text:p>
      <text:p text:style-name="P1">[ 2214.919246] uvc_ctrl:uvc_entity_match_guid---841</text:p>
      <text:p text:style-name="P1">[ 2214.919248] uvc_ctrl:uvc_entity_match_guid---841</text:p>
      <text:p text:style-name="P1">[ 2214.919249] uvc_ctrl:uvc_entity_match_guid---841</text:p>
      <text:p text:style-name="P1">[ 2214.919250] uvc_ctrl:uvc_entity_match_guid---841</text:p>
      <text:p text:style-name="P1">[ 2214.919251] uvc_ctrl:uvc_entity_match_guid---841</text:p>
      <text:p text:style-name="P1">[ 2214.919253] uvc_ctrl:uvc_entity_match_guid---841</text:p>
      <text:p text:style-name="P1">[ 2214.919254] uvc_ctrl:uvc_entity_match_guid---841</text:p>
      <text:p text:style-name="P1">[ 2214.919255] uvc_ctrl:uvc_entity_match_guid---841</text:p>
      <text:p text:style-name="P1">[ 2214.919256] uvc_ctrl:uvc_entity_match_guid---841</text:p>
      <text:p text:style-name="P1">[ 2214.919258] uvc_ctrl:uvc_entity_match_guid---841</text:p>
      <text:p text:style-name="P1">[ 2214.919259] uvc_ctrl:uvc_entity_match_guid---841</text:p>
      <text:p text:style-name="P1">[ 2214.919260] uvc_ctrl:uvc_entity_match_guid---841</text:p>
      <text:p text:style-name="P1">[ 2214.919261] uvc_ctrl:uvc_entity_match_guid---841</text:p>
      <text:p text:style-name="P1">[ 2214.919262] uvc_ctrl:uvc_entity_match_guid---841</text:p>
      <text:p text:style-name="P1">[ 2214.919264] uvc_ctrl:uvc_entity_match_guid---841</text:p>
      <text:p text:style-name="P1">[ 2214.919265] uvc_ctrl:uvc_entity_match_guid---841</text:p>
      <text:p text:style-name="P1">[ 2214.919266] uvc_ctrl:uvc_entity_match_guid---841</text:p>
      <text:p text:style-name="P1">[ 2214.919267] uvc_ctrl:uvc_entity_match_guid---841</text:p>
      <text:p text:style-name="P1">[ 2214.919269] uvc_ctrl:uvc_entity_match_guid---841</text:p>
      <text:p text:style-name="P1">[ 2214.919270] uvc_ctrl:uvc_entity_match_guid---841</text:p>
      <text:p text:style-name="P1">[ 2214.919271] uvc_ctrl:uvc_entity_match_guid---841</text:p>
      <text:p text:style-name="P1">[ 2214.919273] uvc_ctrl:uvc_entity_match_guid---841</text:p>
      <text:p text:style-name="P1">[ 2214.919274] uvc_ctrl:uvc_entity_match_guid---841</text:p>
      <text:p text:style-name="P1">[ 2214.919275] uvc_ctrl:uvc_entity_match_guid---841</text:p>
      <text:p text:style-name="P1">[ 2214.919276] uvc_ctrl:uvc_entity_match_guid---841</text:p>
      <text:p text:style-name="P1">[ 2214.919278] uvc_ctrl:uvc_entity_match_guid---841</text:p>
      <text:p text:style-name="P1">[ 2214.919279] uvc_ctrl:uvc_entity_match_guid---841</text:p>
      <text:p text:style-name="P1">[ 2214.919280] uvc_ctrl:uvc_entity_match_guid---841</text:p>
      <text:p text:style-name="P1">[ 2214.919281] uvc_ctrl:uvc_entity_match_guid---841</text:p>
      <text:p text:style-name="P1">[ 2214.919282] uvc_ctrl:uvc_entity_match_guid---841</text:p>
      <text:p text:style-name="P1">[ 2214.919284] uvc_ctrl:uvc_entity_match_guid---841</text:p>
      <text:p text:style-name="P1">[ 2214.919285] uvc_ctrl:uvc_ctrl_add_info---1919</text:p>
      <text:p text:style-name="P1">[ 2214.919286] uvc_ctrl:uvc_entity_match_guid---841</text:p>
      <text:p text:style-name="P1">[ 2214.919288] uvc_ctrl:uvc_entity_match_guid---841</text:p>
      <text:p text:style-name="P1">[ 2214.919289] uvc_ctrl:uvc_entity_match_guid---841</text:p>
      <text:p text:style-name="P1">[ 2214.919290] uvc_ctrl:uvc_entity_match_guid---841</text:p>
      <text:p text:style-name="P1">[ 2214.919291] uvc_ctrl:uvc_entity_match_guid---841</text:p>
      <text:p text:style-name="P1">[ 2214.919293] uvc_ctrl:uvc_entity_match_guid---841</text:p>
      <text:p text:style-name="P1">[ 2214.919294] uvc_ctrl:uvc_entity_match_guid---841</text:p>
      <text:p text:style-name="P1">[ 2214.919295] uvc_ctrl:uvc_entity_match_guid---841</text:p>
      <text:p text:style-name="P1">[ 2214.919296] uvc_ctrl:uvc_entity_match_guid---841</text:p>
      <text:p text:style-name="P1">[ 2214.919298] uvc_ctrl:uvc_entity_match_guid---841</text:p>
      <text:p text:style-name="P1">[ 2214.919299] uvc_ctrl:uvc_entity_match_guid---841</text:p>
      <text:p text:style-name="P1"><text:soft-page-break/>[ 2214.919300] uvc_ctrl:uvc_entity_match_guid---841</text:p>
      <text:p text:style-name="P1">[ 2214.919301] uvc_ctrl:uvc_entity_match_guid---841</text:p>
      <text:p text:style-name="P1">[ 2214.919303] uvc_ctrl:uvc_entity_match_guid---841</text:p>
      <text:p text:style-name="P1">[ 2214.919304] uvc_ctrl:uvc_entity_match_guid---841</text:p>
      <text:p text:style-name="P1">[ 2214.919305] uvc_ctrl:uvc_entity_match_guid---841</text:p>
      <text:p text:style-name="P1">[ 2214.919306] uvc_ctrl:uvc_entity_match_guid---841</text:p>
      <text:p text:style-name="P1">[ 2214.919307] uvc_ctrl:uvc_entity_match_guid---841</text:p>
      <text:p text:style-name="P1">[ 2214.919309] uvc_ctrl:uvc_entity_match_guid---841</text:p>
      <text:p text:style-name="P1">[ 2214.919310] uvc_ctrl:uvc_entity_match_guid---841</text:p>
      <text:p text:style-name="P1">[ 2214.919311] uvc_ctrl:uvc_entity_match_guid---841</text:p>
      <text:p text:style-name="P1">[ 2214.919313] uvc_ctrl:uvc_entity_match_guid---841</text:p>
      <text:p text:style-name="P1">[ 2214.919314] uvc_ctrl:uvc_entity_match_guid---841</text:p>
      <text:p text:style-name="P1">[ 2214.919315] uvc_ctrl:uvc_entity_match_guid---841</text:p>
      <text:p text:style-name="P1">[ 2214.919316] uvc_ctrl:uvc_entity_match_guid---841</text:p>
      <text:p text:style-name="P1">[ 2214.919317] uvc_ctrl:uvc_entity_match_guid---841</text:p>
      <text:p text:style-name="P1">[ 2214.919319] uvc_ctrl:uvc_entity_match_guid---841</text:p>
      <text:p text:style-name="P1">[ 2214.919320] uvc_ctrl:__uvc_ctrl_add_mapping---1951</text:p>
      <text:p text:style-name="P1">[ 2214.919322] uvc_ctrl:uvc_entity_match_guid---841</text:p>
      <text:p text:style-name="P1">[ 2214.919323] uvc_ctrl:__uvc_ctrl_add_mapping---1951</text:p>
      <text:p text:style-name="P1">[ 2214.919325] uvc_ctrl:uvc_entity_match_guid---841</text:p>
      <text:p text:style-name="P1">[ 2214.919327] uvc_ctrl:uvc_ctrl_init_ctrl---2140</text:p>
      <text:p text:style-name="P1">[ 2214.919328] uvc_ctrl:uvc_entity_match_guid---841</text:p>
      <text:p text:style-name="P1">[ 2214.919329] uvc_ctrl:uvc_entity_match_guid---841</text:p>
      <text:p text:style-name="P1">[ 2214.919330] uvc_ctrl:uvc_entity_match_guid---841</text:p>
      <text:p text:style-name="P1">[ 2214.919332] uvc_ctrl:uvc_entity_match_guid---841</text:p>
      <text:p text:style-name="P1">[ 2214.919333] uvc_ctrl:uvc_entity_match_guid---841</text:p>
      <text:p text:style-name="P1">[ 2214.919334] uvc_ctrl:uvc_entity_match_guid---841</text:p>
      <text:p text:style-name="P1">[ 2214.919335] uvc_ctrl:uvc_entity_match_guid---841</text:p>
      <text:p text:style-name="P1">[ 2214.919336] uvc_ctrl:uvc_entity_match_guid---841</text:p>
      <text:p text:style-name="P1">[ 2214.919338] uvc_ctrl:uvc_entity_match_guid---841</text:p>
      <text:p text:style-name="P1">[ 2214.919339] uvc_ctrl:uvc_entity_match_guid---841</text:p>
      <text:p text:style-name="P1">[ 2214.919340] uvc_ctrl:uvc_entity_match_guid---841</text:p>
      <text:p text:style-name="P1">[ 2214.919341] uvc_ctrl:uvc_entity_match_guid---841</text:p>
      <text:p text:style-name="P1">[ 2214.919343] uvc_ctrl:uvc_entity_match_guid---841</text:p>
      <text:p text:style-name="P1">[ 2214.919344] uvc_ctrl:uvc_entity_match_guid---841</text:p>
      <text:p text:style-name="P1">[ 2214.919345] uvc_ctrl:uvc_entity_match_guid---841</text:p>
      <text:p text:style-name="P1">[ 2214.919346] uvc_ctrl:uvc_entity_match_guid---841</text:p>
      <text:p text:style-name="P1">[ 2214.919347] uvc_ctrl:uvc_entity_match_guid---841</text:p>
      <text:p text:style-name="P1">[ 2214.919349] uvc_ctrl:uvc_entity_match_guid---841</text:p>
      <text:p text:style-name="P1">[ 2214.919350] uvc_ctrl:uvc_entity_match_guid---841</text:p>
      <text:p text:style-name="P1">[ 2214.919351] uvc_ctrl:uvc_entity_match_guid---841</text:p>
      <text:p text:style-name="P1">[ 2214.919353] uvc_ctrl:uvc_entity_match_guid---841</text:p>
      <text:p text:style-name="P1">[ 2214.919354] uvc_ctrl:uvc_entity_match_guid---841</text:p>
      <text:p text:style-name="P1">[ 2214.919355] uvc_ctrl:uvc_entity_match_guid---841</text:p>
      <text:p text:style-name="P1">[ 2214.919356] uvc_ctrl:uvc_entity_match_guid---841</text:p>
      <text:p text:style-name="P1">[ 2214.919358] uvc_ctrl:uvc_entity_match_guid---841</text:p>
      <text:p text:style-name="P1">[ 2214.919359] uvc_ctrl:uvc_entity_match_guid---841</text:p>
      <text:p text:style-name="P1">[ 2214.919360] uvc_ctrl:uvc_entity_match_guid---841</text:p>
      <text:p text:style-name="P1">[ 2214.919361] uvc_ctrl:uvc_entity_match_guid---841</text:p>
      <text:p text:style-name="P1">[ 2214.919362] uvc_ctrl:uvc_entity_match_guid---841</text:p>
      <text:p text:style-name="P1">[ 2214.919364] uvc_ctrl:uvc_entity_match_guid---841</text:p>
      <text:p text:style-name="P1">[ 2214.919365] uvc_ctrl:uvc_entity_match_guid---841</text:p>
      <text:p text:style-name="P1"><text:soft-page-break/>[ 2214.919366] uvc_ctrl:uvc_entity_match_guid---841</text:p>
      <text:p text:style-name="P1">[ 2214.919367] uvc_ctrl:uvc_entity_match_guid---841</text:p>
      <text:p text:style-name="P1">[ 2214.919369] uvc_ctrl:uvc_entity_match_guid---841</text:p>
      <text:p text:style-name="P1">[ 2214.919370] uvc_ctrl:uvc_ctrl_add_info---1919</text:p>
      <text:p text:style-name="P1">[ 2214.919371] uvc_ctrl:uvc_entity_match_guid---841</text:p>
      <text:p text:style-name="P1">[ 2214.919373] uvc_ctrl:uvc_entity_match_guid---841</text:p>
      <text:p text:style-name="P1">[ 2214.919374] uvc_ctrl:uvc_entity_match_guid---841</text:p>
      <text:p text:style-name="P1">[ 2214.919375] uvc_ctrl:uvc_entity_match_guid---841</text:p>
      <text:p text:style-name="P1">[ 2214.919376] uvc_ctrl:uvc_entity_match_guid---841</text:p>
      <text:p text:style-name="P1">[ 2214.919377] uvc_ctrl:uvc_entity_match_guid---841</text:p>
      <text:p text:style-name="P1">[ 2214.919379] uvc_ctrl:uvc_entity_match_guid---841</text:p>
      <text:p text:style-name="P1">[ 2214.919380] uvc_ctrl:uvc_entity_match_guid---841</text:p>
      <text:p text:style-name="P1">[ 2214.919381] uvc_ctrl:uvc_entity_match_guid---841</text:p>
      <text:p text:style-name="P1">[ 2214.919382] uvc_ctrl:uvc_entity_match_guid---841</text:p>
      <text:p text:style-name="P1">[ 2214.919384] uvc_ctrl:uvc_entity_match_guid---841</text:p>
      <text:p text:style-name="P1">[ 2214.919385] uvc_ctrl:uvc_entity_match_guid---841</text:p>
      <text:p text:style-name="P1">[ 2214.919386] uvc_ctrl:uvc_entity_match_guid---841</text:p>
      <text:p text:style-name="P1">[ 2214.919388] uvc_ctrl:uvc_entity_match_guid---841</text:p>
      <text:p text:style-name="P1">[ 2214.919389] uvc_ctrl:uvc_entity_match_guid---841</text:p>
      <text:p text:style-name="P1">[ 2214.919390] uvc_ctrl:uvc_entity_match_guid---841</text:p>
      <text:p text:style-name="P1">[ 2214.919391] uvc_ctrl:uvc_entity_match_guid---841</text:p>
      <text:p text:style-name="P1">[ 2214.919392] uvc_ctrl:uvc_entity_match_guid---841</text:p>
      <text:p text:style-name="P1">[ 2214.919394] uvc_ctrl:uvc_entity_match_guid---841</text:p>
      <text:p text:style-name="P1">[ 2214.919395] uvc_ctrl:uvc_entity_match_guid---841</text:p>
      <text:p text:style-name="P1">[ 2214.919396] uvc_ctrl:__uvc_ctrl_add_mapping---1951</text:p>
      <text:p text:style-name="P1">[ 2214.919398] uvc_ctrl:uvc_entity_match_guid---841</text:p>
      <text:p text:style-name="P1">[ 2214.919399] uvc_ctrl:uvc_entity_match_guid---841</text:p>
      <text:p text:style-name="P1">[ 2214.919400] uvc_ctrl:uvc_entity_match_guid---841</text:p>
      <text:p text:style-name="P1">[ 2214.919402] uvc_ctrl:uvc_entity_match_guid---841</text:p>
      <text:p text:style-name="P1">[ 2214.919403] uvc_ctrl:uvc_entity_match_guid---841</text:p>
      <text:p text:style-name="P1">[ 2214.919404] uvc_ctrl:uvc_entity_match_guid---841</text:p>
      <text:p text:style-name="P1">[ 2214.919405] uvc_ctrl:uvc_entity_match_guid---841</text:p>
      <text:p text:style-name="P1">[ 2214.919407] uvc_ctrl:uvc_entity_match_guid---841</text:p>
      <text:p text:style-name="P1">[ 2214.919408] uvc_ctrl:uvc_entity_match_guid---841</text:p>
      <text:p text:style-name="P1">[ 2214.919409] uvc_ctrl:uvc_ctrl_prune_entity---2079</text:p>
      <text:p text:style-name="P1">[ 2214.919411] uvc_ctrl:uvc_ctrl_init_ctrl---2140</text:p>
      <text:p text:style-name="P1">[ 2214.919412] uvc_ctrl:uvc_entity_match_guid---841</text:p>
      <text:p text:style-name="P1">[ 2214.919414] uvc_ctrl:uvc_ctrl_add_info---1919</text:p>
      <text:p text:style-name="P1">[ 2214.919415] uvc_ctrl:uvc_entity_match_guid---841</text:p>
      <text:p text:style-name="P1">[ 2214.919416] uvc_ctrl:__uvc_ctrl_add_mapping---1951</text:p>
      <text:p text:style-name="P1">[ 2214.919419] uvc_ctrl:uvc_entity_match_guid---841</text:p>
      <text:p text:style-name="P1">[ 2214.919420] uvc_ctrl:uvc_entity_match_guid---841</text:p>
      <text:p text:style-name="P1">[ 2214.919421] uvc_ctrl:uvc_entity_match_guid---841</text:p>
      <text:p text:style-name="P1">[ 2214.919422] uvc_ctrl:uvc_entity_match_guid---841</text:p>
      <text:p text:style-name="P1">[ 2214.919424] uvc_ctrl:uvc_entity_match_guid---841</text:p>
      <text:p text:style-name="P1">[ 2214.919425] uvc_ctrl:uvc_entity_match_guid---841</text:p>
      <text:p text:style-name="P1">[ 2214.919426] uvc_ctrl:uvc_entity_match_guid---841</text:p>
      <text:p text:style-name="P1">[ 2214.919427] uvc_ctrl:uvc_entity_match_guid---841</text:p>
      <text:p text:style-name="P1">[ 2214.919429] uvc_ctrl:uvc_entity_match_guid---841</text:p>
      <text:p text:style-name="P1">[ 2214.919430] uvc_ctrl:uvc_entity_match_guid---841</text:p>
      <text:p text:style-name="P1">[ 2214.919431] uvc_ctrl:uvc_entity_match_guid---841</text:p>
      <text:p text:style-name="P1">[ 2214.919432] uvc_ctrl:uvc_entity_match_guid---841</text:p>
      <text:p text:style-name="P1"><text:soft-page-break/>[ 2214.919434] uvc_ctrl:uvc_entity_match_guid---841</text:p>
      <text:p text:style-name="P1">[ 2214.919435] uvc_ctrl:uvc_entity_match_guid---841</text:p>
      <text:p text:style-name="P1">[ 2214.919436] uvc_ctrl:uvc_entity_match_guid---841</text:p>
      <text:p text:style-name="P1">[ 2214.919437] uvc_ctrl:uvc_entity_match_guid---841</text:p>
      <text:p text:style-name="P1">[ 2214.919439] uvc_ctrl:uvc_entity_match_guid---841</text:p>
      <text:p text:style-name="P1">[ 2214.919440] uvc_ctrl:uvc_entity_match_guid---841</text:p>
      <text:p text:style-name="P1">[ 2214.919441] uvc_ctrl:uvc_entity_match_guid---841</text:p>
      <text:p text:style-name="P1">[ 2214.919442] uvc_ctrl:uvc_entity_match_guid---841</text:p>
      <text:p text:style-name="P1">[ 2214.919444] uvc_ctrl:uvc_entity_match_guid---841</text:p>
      <text:p text:style-name="P1">[ 2214.919445] uvc_ctrl:uvc_entity_match_guid---841</text:p>
      <text:p text:style-name="P1">[ 2214.919446] uvc_ctrl:uvc_entity_match_guid---841</text:p>
      <text:p text:style-name="P1">[ 2214.919447] uvc_ctrl:uvc_entity_match_guid---841</text:p>
      <text:p text:style-name="P1">[ 2214.919448] uvc_ctrl:uvc_entity_match_guid---841</text:p>
      <text:p text:style-name="P1">[ 2214.919450] uvc_ctrl:uvc_entity_match_guid---841</text:p>
      <text:p text:style-name="P1">[ 2214.919451] uvc_ctrl:uvc_entity_match_guid---841</text:p>
      <text:p text:style-name="P1">[ 2214.919452] uvc_ctrl:uvc_entity_match_guid---841</text:p>
      <text:p text:style-name="P1">[ 2214.919453] uvc_ctrl:uvc_ctrl_init_ctrl---2140</text:p>
      <text:p text:style-name="P1">[ 2214.919455] uvc_ctrl:uvc_entity_match_guid---841</text:p>
      <text:p text:style-name="P1">[ 2214.919456] uvc_ctrl:uvc_entity_match_guid---841</text:p>
      <text:p text:style-name="P1">[ 2214.919457] uvc_ctrl:uvc_ctrl_add_info---1919</text:p>
      <text:p text:style-name="P1">[ 2214.919459] uvc_ctrl:uvc_entity_match_guid---841</text:p>
      <text:p text:style-name="P1">[ 2214.919460] uvc_ctrl:uvc_entity_match_guid---841</text:p>
      <text:p text:style-name="P1">[ 2214.919461] uvc_ctrl:__uvc_ctrl_add_mapping---1951</text:p>
      <text:p text:style-name="P1">[ 2214.919463] uvc_ctrl:uvc_entity_match_guid---841</text:p>
      <text:p text:style-name="P1">[ 2214.919464] uvc_ctrl:uvc_entity_match_guid---841</text:p>
      <text:p text:style-name="P1">[ 2214.919466] uvc_ctrl:uvc_entity_match_guid---841</text:p>
      <text:p text:style-name="P1">[ 2214.919467] uvc_ctrl:uvc_entity_match_guid---841</text:p>
      <text:p text:style-name="P1">[ 2214.919468] uvc_ctrl:uvc_entity_match_guid---841</text:p>
      <text:p text:style-name="P1">[ 2214.919469] uvc_ctrl:uvc_entity_match_guid---841</text:p>
      <text:p text:style-name="P1">[ 2214.919471] uvc_ctrl:uvc_entity_match_guid---841</text:p>
      <text:p text:style-name="P1">[ 2214.919472] uvc_ctrl:uvc_entity_match_guid---841</text:p>
      <text:p text:style-name="P1">[ 2214.919473] uvc_ctrl:uvc_entity_match_guid---841</text:p>
      <text:p text:style-name="P1">[ 2214.919474] uvc_ctrl:uvc_entity_match_guid---841</text:p>
      <text:p text:style-name="P1">[ 2214.919476] uvc_ctrl:uvc_entity_match_guid---841</text:p>
      <text:p text:style-name="P1">[ 2214.919477] uvc_ctrl:uvc_entity_match_guid---841</text:p>
      <text:p text:style-name="P1">[ 2214.919478] uvc_ctrl:uvc_entity_match_guid---841</text:p>
      <text:p text:style-name="P1">[ 2214.919479] uvc_ctrl:uvc_entity_match_guid---841</text:p>
      <text:p text:style-name="P1">[ 2214.919481] uvc_ctrl:uvc_entity_match_guid---841</text:p>
      <text:p text:style-name="P1">[ 2214.919482] uvc_ctrl:uvc_entity_match_guid---841</text:p>
      <text:p text:style-name="P1">[ 2214.919483] uvc_ctrl:uvc_entity_match_guid---841</text:p>
      <text:p text:style-name="P1">[ 2214.919484] uvc_ctrl:uvc_entity_match_guid---841</text:p>
      <text:p text:style-name="P1">[ 2214.919486] uvc_ctrl:uvc_entity_match_guid---841</text:p>
      <text:p text:style-name="P1">[ 2214.919487] uvc_ctrl:uvc_entity_match_guid---841</text:p>
      <text:p text:style-name="P1">[ 2214.919488] uvc_ctrl:uvc_entity_match_guid---841</text:p>
      <text:p text:style-name="P1">[ 2214.919489] uvc_ctrl:uvc_entity_match_guid---841</text:p>
      <text:p text:style-name="P1">[ 2214.919491] uvc_ctrl:uvc_entity_match_guid---841</text:p>
      <text:p text:style-name="P1">[ 2214.919492] uvc_ctrl:uvc_entity_match_guid---841</text:p>
      <text:p text:style-name="P1">[ 2214.919493] uvc_ctrl:uvc_entity_match_guid---841</text:p>
      <text:p text:style-name="P1">[ 2214.919494] uvc_ctrl:uvc_entity_match_guid---841</text:p>
      <text:p text:style-name="P1">[ 2214.919495] uvc_ctrl:uvc_entity_match_guid---841</text:p>
      <text:p text:style-name="P1">[ 2214.919497] uvc_ctrl:uvc_ctrl_init_ctrl---2140</text:p>
      <text:p text:style-name="P1">[ 2214.919498] uvc_ctrl:uvc_entity_match_guid---841</text:p>
      <text:p text:style-name="P1"><text:soft-page-break/>[ 2214.919499] uvc_ctrl:uvc_entity_match_guid---841</text:p>
      <text:p text:style-name="P1">[ 2214.919501] uvc_ctrl:uvc_entity_match_guid---841</text:p>
      <text:p text:style-name="P1">[ 2214.919502] uvc_ctrl:uvc_entity_match_guid---841</text:p>
      <text:p text:style-name="P1">[ 2214.919503] uvc_ctrl:uvc_ctrl_add_info---1919</text:p>
      <text:p text:style-name="P1">[ 2214.919505] uvc_ctrl:uvc_entity_match_guid---841</text:p>
      <text:p text:style-name="P1">[ 2214.919506] uvc_ctrl:uvc_entity_match_guid---841</text:p>
      <text:p text:style-name="P1">[ 2214.919507] uvc_ctrl:uvc_entity_match_guid---841</text:p>
      <text:p text:style-name="P1">[ 2214.919508] uvc_ctrl:uvc_entity_match_guid---841</text:p>
      <text:p text:style-name="P1">[ 2214.919510] uvc_ctrl:__uvc_ctrl_add_mapping---1951</text:p>
      <text:p text:style-name="P1">[ 2214.919511] uvc_ctrl:uvc_entity_match_guid---841</text:p>
      <text:p text:style-name="P1">[ 2214.919513] uvc_ctrl:uvc_entity_match_guid---841</text:p>
      <text:p text:style-name="P1">[ 2214.919514] uvc_ctrl:uvc_entity_match_guid---841</text:p>
      <text:p text:style-name="P1">[ 2214.919515] uvc_ctrl:uvc_entity_match_guid---841</text:p>
      <text:p text:style-name="P1">[ 2214.919516] uvc_ctrl:uvc_entity_match_guid---841</text:p>
      <text:p text:style-name="P1">[ 2214.919517] uvc_ctrl:uvc_entity_match_guid---841</text:p>
      <text:p text:style-name="P1">[ 2214.919519] uvc_ctrl:uvc_entity_match_guid---841</text:p>
      <text:p text:style-name="P1">[ 2214.919520] uvc_ctrl:uvc_entity_match_guid---841</text:p>
      <text:p text:style-name="P1">[ 2214.919521] uvc_ctrl:uvc_entity_match_guid---841</text:p>
      <text:p text:style-name="P1">[ 2214.919522] uvc_ctrl:uvc_entity_match_guid---841</text:p>
      <text:p text:style-name="P1">[ 2214.919524] uvc_ctrl:uvc_entity_match_guid---841</text:p>
      <text:p text:style-name="P1">[ 2214.919525] uvc_ctrl:uvc_entity_match_guid---841</text:p>
      <text:p text:style-name="P1">[ 2214.919526] uvc_ctrl:uvc_entity_match_guid---841</text:p>
      <text:p text:style-name="P1">[ 2214.919527] uvc_ctrl:uvc_entity_match_guid---841</text:p>
      <text:p text:style-name="P1">[ 2214.919529] uvc_ctrl:uvc_entity_match_guid---841</text:p>
      <text:p text:style-name="P1">[ 2214.919530] uvc_ctrl:uvc_entity_match_guid---841</text:p>
      <text:p text:style-name="P1">[ 2214.919531] uvc_ctrl:uvc_entity_match_guid---841</text:p>
      <text:p text:style-name="P1">[ 2214.919532] uvc_ctrl:uvc_entity_match_guid---841</text:p>
      <text:p text:style-name="P1">[ 2214.919534] uvc_ctrl:uvc_entity_match_guid---841</text:p>
      <text:p text:style-name="P1">[ 2214.919535] uvc_ctrl:uvc_entity_match_guid---841</text:p>
      <text:p text:style-name="P1">[ 2214.919536] uvc_ctrl:uvc_entity_match_guid---841</text:p>
      <text:p text:style-name="P1">[ 2214.919537] uvc_ctrl:uvc_entity_match_guid---841</text:p>
      <text:p text:style-name="P1">[ 2214.919539] uvc_ctrl:uvc_entity_match_guid---841</text:p>
      <text:p text:style-name="P1">[ 2214.919540] uvc_ctrl:uvc_entity_match_guid---841</text:p>
      <text:p text:style-name="P1">[ 2214.919541] uvc_ctrl:uvc_entity_match_guid---841</text:p>
      <text:p text:style-name="P1">[ 2214.919542] uvc_ctrl:uvc_ctrl_init_ctrl---2140</text:p>
      <text:p text:style-name="P1">[ 2214.919544] uvc_ctrl:uvc_entity_match_guid---841</text:p>
      <text:p text:style-name="P1">[ 2214.919545] uvc_ctrl:uvc_entity_match_guid---841</text:p>
      <text:p text:style-name="P1">[ 2214.919546] uvc_ctrl:uvc_entity_match_guid---841</text:p>
      <text:p text:style-name="P1">[ 2214.919547] uvc_ctrl:uvc_entity_match_guid---841</text:p>
      <text:p text:style-name="P1">[ 2214.919549] uvc_ctrl:uvc_entity_match_guid---841</text:p>
      <text:p text:style-name="P1">[ 2214.919550] uvc_ctrl:uvc_ctrl_add_info---1919</text:p>
      <text:p text:style-name="P1">[ 2214.919551] uvc_ctrl:uvc_entity_match_guid---841</text:p>
      <text:p text:style-name="P1">[ 2214.919553] uvc_ctrl:uvc_entity_match_guid---841</text:p>
      <text:p text:style-name="P1">[ 2214.919554] uvc_ctrl:uvc_entity_match_guid---841</text:p>
      <text:p text:style-name="P1">[ 2214.919555] uvc_ctrl:uvc_entity_match_guid---841</text:p>
      <text:p text:style-name="P1">[ 2214.919556] uvc_ctrl:uvc_entity_match_guid---841</text:p>
      <text:p text:style-name="P1">[ 2214.919558] uvc_ctrl:__uvc_ctrl_add_mapping---1951</text:p>
      <text:p text:style-name="P1">[ 2214.919559] uvc_ctrl:uvc_entity_match_guid---841</text:p>
      <text:p text:style-name="P1">[ 2214.919560] uvc_ctrl:uvc_entity_match_guid---841</text:p>
      <text:p text:style-name="P1">[ 2214.919561] uvc_ctrl:uvc_entity_match_guid---841</text:p>
      <text:p text:style-name="P1">[ 2214.919563] uvc_ctrl:uvc_entity_match_guid---841</text:p>
      <text:p text:style-name="P1">[ 2214.919564] uvc_ctrl:uvc_entity_match_guid---841</text:p>
      <text:p text:style-name="P1"><text:soft-page-break/>[ 2214.919565] uvc_ctrl:uvc_entity_match_guid---841</text:p>
      <text:p text:style-name="P1">[ 2214.919566] uvc_ctrl:uvc_entity_match_guid---841</text:p>
      <text:p text:style-name="P1">[ 2214.919568] uvc_ctrl:uvc_entity_match_guid---841</text:p>
      <text:p text:style-name="P1">[ 2214.919569] uvc_ctrl:uvc_entity_match_guid---841</text:p>
      <text:p text:style-name="P1">[ 2214.919570] uvc_ctrl:uvc_entity_match_guid---841</text:p>
      <text:p text:style-name="P1">[ 2214.919571] uvc_ctrl:uvc_entity_match_guid---841</text:p>
      <text:p text:style-name="P1">[ 2214.919573] uvc_ctrl:uvc_entity_match_guid---841</text:p>
      <text:p text:style-name="P1">[ 2214.919574] uvc_ctrl:uvc_entity_match_guid---841</text:p>
      <text:p text:style-name="P1">[ 2214.919575] uvc_ctrl:uvc_entity_match_guid---841</text:p>
      <text:p text:style-name="P1">[ 2214.919576] uvc_ctrl:uvc_entity_match_guid---841</text:p>
      <text:p text:style-name="P1">[ 2214.919577] uvc_ctrl:uvc_entity_match_guid---841</text:p>
      <text:p text:style-name="P1">[ 2214.919579] uvc_ctrl:uvc_entity_match_guid---841</text:p>
      <text:p text:style-name="P1">[ 2214.919580] uvc_ctrl:uvc_entity_match_guid---841</text:p>
      <text:p text:style-name="P1">[ 2214.919581] uvc_ctrl:uvc_entity_match_guid---841</text:p>
      <text:p text:style-name="P1">[ 2214.919582] uvc_ctrl:uvc_entity_match_guid---841</text:p>
      <text:p text:style-name="P1">[ 2214.919584] uvc_ctrl:uvc_entity_match_guid---841</text:p>
      <text:p text:style-name="P1">[ 2214.919585] uvc_ctrl:uvc_entity_match_guid---841</text:p>
      <text:p text:style-name="P1">[ 2214.919586] uvc_ctrl:uvc_entity_match_guid---841</text:p>
      <text:p text:style-name="P1">[ 2214.919587] uvc_ctrl:uvc_entity_match_guid---841</text:p>
      <text:p text:style-name="P1">[ 2214.919588] uvc_ctrl:uvc_ctrl_init_ctrl---2140</text:p>
      <text:p text:style-name="P1">[ 2214.919590] uvc_ctrl:uvc_entity_match_guid---841</text:p>
      <text:p text:style-name="P1">[ 2214.919591] uvc_ctrl:uvc_entity_match_guid---841</text:p>
      <text:p text:style-name="P1">[ 2214.919592] uvc_ctrl:uvc_entity_match_guid---841</text:p>
      <text:p text:style-name="P1">[ 2214.919594] uvc_ctrl:uvc_entity_match_guid---841</text:p>
      <text:p text:style-name="P1">[ 2214.919595] uvc_ctrl:uvc_entity_match_guid---841</text:p>
      <text:p text:style-name="P1">[ 2214.919596] uvc_ctrl:uvc_entity_match_guid---841</text:p>
      <text:p text:style-name="P1">[ 2214.919597] uvc_ctrl:uvc_entity_match_guid---841</text:p>
      <text:p text:style-name="P1">[ 2214.919599] uvc_ctrl:uvc_ctrl_add_info---1919</text:p>
      <text:p text:style-name="P1">[ 2214.919600] uvc_ctrl:uvc_entity_match_guid---841</text:p>
      <text:p text:style-name="P1">[ 2214.919601] uvc_ctrl:uvc_entity_match_guid---841</text:p>
      <text:p text:style-name="P1">[ 2214.919602] uvc_ctrl:uvc_entity_match_guid---841</text:p>
      <text:p text:style-name="P1">[ 2214.919604] uvc_ctrl:uvc_entity_match_guid---841</text:p>
      <text:p text:style-name="P1">[ 2214.919605] uvc_ctrl:uvc_entity_match_guid---841</text:p>
      <text:p text:style-name="P1">[ 2214.919606] uvc_ctrl:uvc_entity_match_guid---841</text:p>
      <text:p text:style-name="P1">[ 2214.919607] uvc_ctrl:uvc_entity_match_guid---841</text:p>
      <text:p text:style-name="P1">[ 2214.919608] uvc_ctrl:uvc_entity_match_guid---841</text:p>
      <text:p text:style-name="P1">[ 2214.919610] uvc_ctrl:uvc_entity_match_guid---841</text:p>
      <text:p text:style-name="P1">[ 2214.919611] uvc_ctrl:uvc_entity_match_guid---841</text:p>
      <text:p text:style-name="P1">[ 2214.919612] uvc_ctrl:uvc_entity_match_guid---841</text:p>
      <text:p text:style-name="P1">[ 2214.919613] uvc_ctrl:uvc_entity_match_guid---841</text:p>
      <text:p text:style-name="P1">[ 2214.919615] uvc_ctrl:uvc_entity_match_guid---841</text:p>
      <text:p text:style-name="P1">[ 2214.919616] uvc_ctrl:uvc_entity_match_guid---841</text:p>
      <text:p text:style-name="P1">[ 2214.919617] uvc_ctrl:uvc_entity_match_guid---841</text:p>
      <text:p text:style-name="P1">[ 2214.919618] uvc_ctrl:__uvc_ctrl_add_mapping---1951</text:p>
      <text:p text:style-name="P1">[ 2214.919620] uvc_ctrl:uvc_entity_match_guid---841</text:p>
      <text:p text:style-name="P1">[ 2214.919621] uvc_ctrl:uvc_entity_match_guid---841</text:p>
      <text:p text:style-name="P1">[ 2214.919622] uvc_ctrl:uvc_entity_match_guid---841</text:p>
      <text:p text:style-name="P1">[ 2214.919624] uvc_ctrl:uvc_entity_match_guid---841</text:p>
      <text:p text:style-name="P1">[ 2214.919625] uvc_ctrl:uvc_entity_match_guid---841</text:p>
      <text:p text:style-name="P1">[ 2214.919626] uvc_ctrl:uvc_entity_match_guid---841</text:p>
      <text:p text:style-name="P1">[ 2214.919627] uvc_ctrl:uvc_entity_match_guid---841</text:p>
      <text:p text:style-name="P1">[ 2214.919629] uvc_ctrl:uvc_entity_match_guid---841</text:p>
      <text:p text:style-name="P1"><text:soft-page-break/>[ 2214.919630] uvc_ctrl:uvc_entity_match_guid---841</text:p>
      <text:p text:style-name="P1">[ 2214.919631] uvc_ctrl:uvc_entity_match_guid---841</text:p>
      <text:p text:style-name="P1">[ 2214.919632] uvc_ctrl:uvc_entity_match_guid---841</text:p>
      <text:p text:style-name="P1">[ 2214.919633] uvc_ctrl:uvc_entity_match_guid---841</text:p>
      <text:p text:style-name="P1">[ 2214.919635] uvc_ctrl:uvc_entity_match_guid---841</text:p>
      <text:p text:style-name="P1">[ 2214.919636] uvc_ctrl:uvc_entity_match_guid---841</text:p>
      <text:p text:style-name="P1">[ 2214.919637] uvc_ctrl:uvc_ctrl_init_ctrl---2140</text:p>
      <text:p text:style-name="P1">[ 2214.919638] uvc_ctrl:uvc_entity_match_guid---841</text:p>
      <text:p text:style-name="P1">[ 2214.919640] uvc_ctrl:uvc_entity_match_guid---841</text:p>
      <text:p text:style-name="P1">[ 2214.919641] uvc_ctrl:uvc_entity_match_guid---841</text:p>
      <text:p text:style-name="P1">[ 2214.919642] uvc_ctrl:uvc_entity_match_guid---841</text:p>
      <text:p text:style-name="P1">[ 2214.919644] uvc_ctrl:uvc_entity_match_guid---841</text:p>
      <text:p text:style-name="P1">[ 2214.919645] uvc_ctrl:uvc_entity_match_guid---841</text:p>
      <text:p text:style-name="P1">[ 2214.919646] uvc_ctrl:uvc_entity_match_guid---841</text:p>
      <text:p text:style-name="P1">[ 2214.919647] uvc_ctrl:uvc_entity_match_guid---841</text:p>
      <text:p text:style-name="P1">[ 2214.919648] uvc_ctrl:uvc_entity_match_guid---841</text:p>
      <text:p text:style-name="P1">[ 2214.919650] uvc_ctrl:uvc_ctrl_add_info---1919</text:p>
      <text:p text:style-name="P1">[ 2214.919651] uvc_ctrl:uvc_entity_match_guid---841</text:p>
      <text:p text:style-name="P1">[ 2214.919652] uvc_ctrl:uvc_entity_match_guid---841</text:p>
      <text:p text:style-name="P1">[ 2214.919654] uvc_ctrl:uvc_entity_match_guid---841</text:p>
      <text:p text:style-name="P1">[ 2214.919655] uvc_ctrl:uvc_entity_match_guid---841</text:p>
      <text:p text:style-name="P1">[ 2214.919656] uvc_ctrl:uvc_entity_match_guid---841</text:p>
      <text:p text:style-name="P1">[ 2214.919657] uvc_ctrl:uvc_entity_match_guid---841</text:p>
      <text:p text:style-name="P1">[ 2214.919658] uvc_ctrl:uvc_entity_match_guid---841</text:p>
      <text:p text:style-name="P1">[ 2214.919660] uvc_ctrl:__uvc_ctrl_add_mapping---1951</text:p>
      <text:p text:style-name="P1">[ 2214.919661] uvc_ctrl:uvc_entity_match_guid---841</text:p>
      <text:p text:style-name="P1">[ 2214.919663] uvc_ctrl:uvc_entity_match_guid---841</text:p>
      <text:p text:style-name="P1">[ 2214.919664] uvc_ctrl:uvc_entity_match_guid---841</text:p>
      <text:p text:style-name="P1">[ 2214.919665] uvc_ctrl:uvc_entity_match_guid---841</text:p>
      <text:p text:style-name="P1">[ 2214.919666] uvc_ctrl:uvc_entity_match_guid---841</text:p>
      <text:p text:style-name="P1">[ 2214.919668] uvc_ctrl:uvc_entity_match_guid---841</text:p>
      <text:p text:style-name="P1">[ 2214.919669] uvc_ctrl:uvc_entity_match_guid---841</text:p>
      <text:p text:style-name="P1">[ 2214.919670] uvc_ctrl:uvc_entity_match_guid---841</text:p>
      <text:p text:style-name="P1">[ 2214.919671] uvc_ctrl:uvc_entity_match_guid---841</text:p>
      <text:p text:style-name="P1">[ 2214.919673] uvc_ctrl:uvc_entity_match_guid---841</text:p>
      <text:p text:style-name="P1">[ 2214.919674] uvc_ctrl:uvc_entity_match_guid---841</text:p>
      <text:p text:style-name="P1">[ 2214.919675] uvc_ctrl:uvc_entity_match_guid---841</text:p>
      <text:p text:style-name="P1">[ 2214.919676] uvc_ctrl:uvc_entity_match_guid---841</text:p>
      <text:p text:style-name="P1">[ 2214.919678] uvc_ctrl:uvc_entity_match_guid---841</text:p>
      <text:p text:style-name="P1">[ 2214.919679] uvc_ctrl:uvc_entity_match_guid---841</text:p>
      <text:p text:style-name="P1">[ 2214.919680] uvc_ctrl:uvc_entity_match_guid---841</text:p>
      <text:p text:style-name="P1">[ 2214.919681] uvc_ctrl:uvc_entity_match_guid---841</text:p>
      <text:p text:style-name="P1">[ 2214.919682] uvc_ctrl:uvc_entity_match_guid---841</text:p>
      <text:p text:style-name="P1">[ 2214.919684] uvc_ctrl:uvc_entity_match_guid---841</text:p>
      <text:p text:style-name="P1">[ 2214.919685] uvc_ctrl:uvc_entity_match_guid---841</text:p>
      <text:p text:style-name="P1">[ 2214.919686] uvc_ctrl:uvc_entity_match_guid---841</text:p>
      <text:p text:style-name="P1">[ 2214.919687] uvc_ctrl:uvc_entity_match_guid---841</text:p>
      <text:p text:style-name="P1">[ 2214.919689] uvc_ctrl:uvc_ctrl_init_ctrl---2140</text:p>
      <text:p text:style-name="P1">[ 2214.919690] uvc_ctrl:uvc_entity_match_guid---841</text:p>
      <text:p text:style-name="P1">[ 2214.919691] uvc_ctrl:uvc_entity_match_guid---841</text:p>
      <text:p text:style-name="P1">[ 2214.919693] uvc_ctrl:uvc_entity_match_guid---841</text:p>
      <text:p text:style-name="P1">[ 2214.919694] uvc_ctrl:uvc_entity_match_guid---841</text:p>
      <text:p text:style-name="P1"><text:soft-page-break/>[ 2214.919695] uvc_ctrl:uvc_entity_match_guid---841</text:p>
      <text:p text:style-name="P1">[ 2214.919696] uvc_ctrl:uvc_entity_match_guid---841</text:p>
      <text:p text:style-name="P1">[ 2214.919698] uvc_ctrl:uvc_entity_match_guid---841</text:p>
      <text:p text:style-name="P1">[ 2214.919699] uvc_ctrl:uvc_entity_match_guid---841</text:p>
      <text:p text:style-name="P1">[ 2214.919700] uvc_ctrl:uvc_entity_match_guid---841</text:p>
      <text:p text:style-name="P1">[ 2214.919701] uvc_ctrl:uvc_entity_match_guid---841</text:p>
      <text:p text:style-name="P1">[ 2214.919703] uvc_ctrl:uvc_ctrl_add_info---1919</text:p>
      <text:p text:style-name="P1">[ 2214.919704] uvc_ctrl:uvc_entity_match_guid---841</text:p>
      <text:p text:style-name="P1">[ 2214.919705] uvc_ctrl:uvc_entity_match_guid---841</text:p>
      <text:p text:style-name="P1">[ 2214.919707] uvc_ctrl:uvc_entity_match_guid---841</text:p>
      <text:p text:style-name="P1">[ 2214.919708] uvc_ctrl:uvc_entity_match_guid---841</text:p>
      <text:p text:style-name="P1">[ 2214.919709] uvc_ctrl:uvc_entity_match_guid---841</text:p>
      <text:p text:style-name="P1">[ 2214.919710] uvc_ctrl:uvc_entity_match_guid---841</text:p>
      <text:p text:style-name="P1">[ 2214.919712] uvc_ctrl:uvc_entity_match_guid---841</text:p>
      <text:p text:style-name="P1">[ 2214.919713] uvc_ctrl:uvc_entity_match_guid---841</text:p>
      <text:p text:style-name="P1">[ 2214.919714] uvc_ctrl:__uvc_ctrl_add_mapping---1951</text:p>
      <text:p text:style-name="P1">[ 2214.919716] uvc_ctrl:uvc_entity_match_guid---841</text:p>
      <text:p text:style-name="P1">[ 2214.919717] uvc_ctrl:uvc_entity_match_guid---841</text:p>
      <text:p text:style-name="P1">[ 2214.919718] uvc_ctrl:uvc_entity_match_guid---841</text:p>
      <text:p text:style-name="P1">[ 2214.919720] uvc_ctrl:uvc_entity_match_guid---841</text:p>
      <text:p text:style-name="P1">[ 2214.919721] uvc_ctrl:uvc_entity_match_guid---841</text:p>
      <text:p text:style-name="P1">[ 2214.919722] uvc_ctrl:uvc_entity_match_guid---841</text:p>
      <text:p text:style-name="P1">[ 2214.919723] uvc_ctrl:uvc_entity_match_guid---841</text:p>
      <text:p text:style-name="P1">[ 2214.919725] uvc_ctrl:uvc_entity_match_guid---841</text:p>
      <text:p text:style-name="P1">[ 2214.919726] uvc_ctrl:uvc_entity_match_guid---841</text:p>
      <text:p text:style-name="P1">[ 2214.919727] uvc_ctrl:uvc_entity_match_guid---841</text:p>
      <text:p text:style-name="P1">[ 2214.919728] uvc_ctrl:uvc_entity_match_guid---841</text:p>
      <text:p text:style-name="P1">[ 2214.919730] uvc_ctrl:uvc_entity_match_guid---841</text:p>
      <text:p text:style-name="P1">[ 2214.919731] uvc_ctrl:uvc_entity_match_guid---841</text:p>
      <text:p text:style-name="P1">[ 2214.919732] uvc_ctrl:uvc_entity_match_guid---841</text:p>
      <text:p text:style-name="P1">[ 2214.919733] uvc_ctrl:uvc_entity_match_guid---841</text:p>
      <text:p text:style-name="P1">[ 2214.919735] uvc_ctrl:uvc_entity_match_guid---841</text:p>
      <text:p text:style-name="P1">[ 2214.919736] uvc_ctrl:uvc_entity_match_guid---841</text:p>
      <text:p text:style-name="P1">[ 2214.919737] uvc_ctrl:uvc_entity_match_guid---841</text:p>
      <text:p text:style-name="P1">[ 2214.919738] uvc_ctrl:uvc_entity_match_guid---841</text:p>
      <text:p text:style-name="P1">[ 2214.919739] uvc_ctrl:uvc_entity_match_guid---841</text:p>
      <text:p text:style-name="P1">[ 2214.919741] uvc_ctrl:uvc_entity_match_guid---841</text:p>
      <text:p text:style-name="P1">[ 2214.919742] uvc_ctrl:uvc_ctrl_init_ctrl---2140</text:p>
      <text:p text:style-name="P1">[ 2214.919743] uvc_ctrl:uvc_entity_match_guid---841</text:p>
      <text:p text:style-name="P1">[ 2214.919744] uvc_ctrl:uvc_entity_match_guid---841</text:p>
      <text:p text:style-name="P1">[ 2214.919746] uvc_ctrl:uvc_entity_match_guid---841</text:p>
      <text:p text:style-name="P1">[ 2214.919747] uvc_ctrl:uvc_entity_match_guid---841</text:p>
      <text:p text:style-name="P1">[ 2214.919748] uvc_ctrl:uvc_entity_match_guid---841</text:p>
      <text:p text:style-name="P1">[ 2214.919749] uvc_ctrl:uvc_entity_match_guid---841</text:p>
      <text:p text:style-name="P1">[ 2214.919751] uvc_ctrl:uvc_entity_match_guid---841</text:p>
      <text:p text:style-name="P1">[ 2214.919752] uvc_ctrl:uvc_entity_match_guid---841</text:p>
      <text:p text:style-name="P1">[ 2214.919753] uvc_ctrl:uvc_entity_match_guid---841</text:p>
      <text:p text:style-name="P1">[ 2214.919754] uvc_ctrl:uvc_entity_match_guid---841</text:p>
      <text:p text:style-name="P1">[ 2214.919756] uvc_ctrl:uvc_entity_match_guid---841</text:p>
      <text:p text:style-name="P1">[ 2214.919757] uvc_ctrl:uvc_ctrl_add_info---1919</text:p>
      <text:p text:style-name="P1">[ 2214.919758] uvc_ctrl:uvc_entity_match_guid---841</text:p>
      <text:p text:style-name="P1">[ 2214.919759] uvc_ctrl:uvc_entity_match_guid---841</text:p>
      <text:p text:style-name="P1"><text:soft-page-break/>[ 2214.919761] uvc_ctrl:uvc_entity_match_guid---841</text:p>
      <text:p text:style-name="P1">[ 2214.919762] uvc_ctrl:uvc_entity_match_guid---841</text:p>
      <text:p text:style-name="P1">[ 2214.919763] uvc_ctrl:uvc_entity_match_guid---841</text:p>
      <text:p text:style-name="P1">[ 2214.919764] uvc_ctrl:uvc_entity_match_guid---841</text:p>
      <text:p text:style-name="P1">[ 2214.919766] uvc_ctrl:uvc_entity_match_guid---841</text:p>
      <text:p text:style-name="P1">[ 2214.919767] uvc_ctrl:uvc_entity_match_guid---841</text:p>
      <text:p text:style-name="P1">[ 2214.919768] uvc_ctrl:uvc_entity_match_guid---841</text:p>
      <text:p text:style-name="P1">[ 2214.919769] uvc_ctrl:__uvc_ctrl_add_mapping---1951</text:p>
      <text:p text:style-name="P1">[ 2214.919772] uvc_ctrl:uvc_entity_match_guid---841</text:p>
      <text:p text:style-name="P1">[ 2214.919773] uvc_ctrl:uvc_entity_match_guid---841</text:p>
      <text:p text:style-name="P1">[ 2214.919774] uvc_ctrl:uvc_entity_match_guid---841</text:p>
      <text:p text:style-name="P1">[ 2214.919775] uvc_ctrl:uvc_entity_match_guid---841</text:p>
      <text:p text:style-name="P1">[ 2214.919777] uvc_ctrl:uvc_entity_match_guid---841</text:p>
      <text:p text:style-name="P1">[ 2214.919778] uvc_ctrl:uvc_entity_match_guid---841</text:p>
      <text:p text:style-name="P1">[ 2214.919779] uvc_ctrl:uvc_entity_match_guid---841</text:p>
      <text:p text:style-name="P1">[ 2214.919780] uvc_ctrl:uvc_entity_match_guid---841</text:p>
      <text:p text:style-name="P1">[ 2214.919782] uvc_ctrl:uvc_entity_match_guid---841</text:p>
      <text:p text:style-name="P1">[ 2214.919783] uvc_ctrl:uvc_entity_match_guid---841</text:p>
      <text:p text:style-name="P1">[ 2214.919784] uvc_ctrl:uvc_entity_match_guid---841</text:p>
      <text:p text:style-name="P1">[ 2214.919785] uvc_ctrl:uvc_entity_match_guid---841</text:p>
      <text:p text:style-name="P1">[ 2214.919786] uvc_ctrl:uvc_entity_match_guid---841</text:p>
      <text:p text:style-name="P1">[ 2214.919788] uvc_ctrl:uvc_entity_match_guid---841</text:p>
      <text:p text:style-name="P1">[ 2214.919789] uvc_ctrl:uvc_entity_match_guid---841</text:p>
      <text:p text:style-name="P1">[ 2214.919790] uvc_ctrl:uvc_entity_match_guid---841</text:p>
      <text:p text:style-name="P1">[ 2214.919791] uvc_ctrl:uvc_entity_match_guid---841</text:p>
      <text:p text:style-name="P1">[ 2214.919793] uvc_ctrl:uvc_entity_match_guid---841</text:p>
      <text:p text:style-name="P1">[ 2214.919794] uvc_ctrl:uvc_entity_match_guid---841</text:p>
      <text:p text:style-name="P1">[ 2214.919795] uvc_ctrl:uvc_entity_match_guid---841</text:p>
      <text:p text:style-name="P1">[ 2214.919796] uvc_ctrl:uvc_ctrl_init_ctrl---2140</text:p>
      <text:p text:style-name="P1">[ 2214.919797] uvc_ctrl:uvc_entity_match_guid---841</text:p>
      <text:p text:style-name="P1">[ 2214.919799] uvc_ctrl:uvc_entity_match_guid---841</text:p>
      <text:p text:style-name="P1">[ 2214.919800] uvc_ctrl:uvc_entity_match_guid---841</text:p>
      <text:p text:style-name="P1">[ 2214.919801] uvc_ctrl:uvc_entity_match_guid---841</text:p>
      <text:p text:style-name="P1">[ 2214.919803] uvc_ctrl:uvc_entity_match_guid---841</text:p>
      <text:p text:style-name="P1">[ 2214.919804] uvc_ctrl:uvc_entity_match_guid---841</text:p>
      <text:p text:style-name="P1">[ 2214.919805] uvc_ctrl:uvc_entity_match_guid---841</text:p>
      <text:p text:style-name="P1">[ 2214.919806] uvc_ctrl:uvc_entity_match_guid---841</text:p>
      <text:p text:style-name="P1">[ 2214.919808] uvc_ctrl:uvc_entity_match_guid---841</text:p>
      <text:p text:style-name="P1">[ 2214.919809] uvc_ctrl:uvc_entity_match_guid---841</text:p>
      <text:p text:style-name="P1">[ 2214.919810] uvc_ctrl:uvc_entity_match_guid---841</text:p>
      <text:p text:style-name="P1">[ 2214.919811] uvc_ctrl:uvc_entity_match_guid---841</text:p>
      <text:p text:style-name="P1">[ 2214.919813] uvc_ctrl:uvc_entity_match_guid---841</text:p>
      <text:p text:style-name="P1">[ 2214.919814] uvc_ctrl:uvc_ctrl_add_info---1919</text:p>
      <text:p text:style-name="P1">[ 2214.919815] uvc_ctrl:uvc_entity_match_guid---841</text:p>
      <text:p text:style-name="P1">[ 2214.919816] uvc_ctrl:uvc_entity_match_guid---841</text:p>
      <text:p text:style-name="P1">[ 2214.919818] uvc_ctrl:uvc_entity_match_guid---841</text:p>
      <text:p text:style-name="P1">[ 2214.919819] uvc_ctrl:uvc_entity_match_guid---841</text:p>
      <text:p text:style-name="P1">[ 2214.919820] uvc_ctrl:uvc_entity_match_guid---841</text:p>
      <text:p text:style-name="P1">[ 2214.919821] uvc_ctrl:uvc_entity_match_guid---841</text:p>
      <text:p text:style-name="P1">[ 2214.919823] uvc_ctrl:uvc_entity_match_guid---841</text:p>
      <text:p text:style-name="P1">[ 2214.919824] uvc_ctrl:uvc_entity_match_guid---841</text:p>
      <text:p text:style-name="P1">[ 2214.919825] uvc_ctrl:uvc_entity_match_guid---841</text:p>
      <text:p text:style-name="P1"><text:soft-page-break/>[ 2214.919826] uvc_ctrl:uvc_entity_match_guid---841</text:p>
      <text:p text:style-name="P1">[ 2214.919827] uvc_ctrl:uvc_entity_match_guid---841</text:p>
      <text:p text:style-name="P1">[ 2214.919829] uvc_ctrl:uvc_entity_match_guid---841</text:p>
      <text:p text:style-name="P1">[ 2214.919830] uvc_ctrl:uvc_entity_match_guid---841</text:p>
      <text:p text:style-name="P1">[ 2214.919831] uvc_ctrl:uvc_entity_match_guid---841</text:p>
      <text:p text:style-name="P1">[ 2214.919894] uvc_ctrl:__uvc_ctrl_add_mapping---1951</text:p>
      <text:p text:style-name="P1">[ 2214.919909] uvc_ctrl:uvc_entity_match_guid---841</text:p>
      <text:p text:style-name="P1">[ 2214.919918] uvc_ctrl:uvc_entity_match_guid---841</text:p>
      <text:p text:style-name="P1">[ 2214.919926] uvc_ctrl:uvc_entity_match_guid---841</text:p>
      <text:p text:style-name="P1">[ 2214.919936] uvc_ctrl:uvc_entity_match_guid---841</text:p>
      <text:p text:style-name="P1">[ 2214.919944] uvc_ctrl:uvc_entity_match_guid---841</text:p>
      <text:p text:style-name="P1">[ 2214.919954] uvc_ctrl:uvc_entity_match_guid---841</text:p>
      <text:p text:style-name="P1">[ 2214.919962] uvc_ctrl:uvc_entity_match_guid---841</text:p>
      <text:p text:style-name="P1">[ 2214.919970] uvc_ctrl:uvc_entity_match_guid---841</text:p>
      <text:p text:style-name="P1">[ 2214.919980] uvc_ctrl:uvc_entity_match_guid---841</text:p>
      <text:p text:style-name="P1">[ 2214.919990] uvc_ctrl:uvc_entity_match_guid---841</text:p>
      <text:p text:style-name="P1">[ 2214.919997] uvc_ctrl:uvc_entity_match_guid---841</text:p>
      <text:p text:style-name="P1">[ 2214.920004] uvc_ctrl:uvc_entity_match_guid---841</text:p>
      <text:p text:style-name="P1">[ 2214.920014] uvc_ctrl:uvc_entity_match_guid---841</text:p>
      <text:p text:style-name="P1">[ 2214.920023] uvc_ctrl:uvc_entity_match_guid---841</text:p>
      <text:p text:style-name="P1">[ 2214.920033] uvc_ctrl:uvc_entity_match_guid---841</text:p>
      <text:p text:style-name="P1">[ 2214.920041] uvc_ctrl:uvc_ctrl_prune_entity---2079</text:p>
      <text:p text:style-name="P1">[ 2214.920052] uvc_ctrl:uvc_ctrl_init_ctrl---2140</text:p>
      <text:p text:style-name="P1">[ 2214.920059] uvc_ctrl:uvc_ctrl_init_ctrl---2140</text:p>
      <text:p text:style-name="P1">[ 2214.920066] uvc_ctrl:uvc_ctrl_init_ctrl---2140</text:p>
      <text:p text:style-name="P1">[ 2214.920073] uvc_ctrl:uvc_ctrl_init_ctrl---2140</text:p>
      <text:p text:style-name="P1">[ 2214.920083] uvc_ctrl:uvc_ctrl_init_ctrl---2140</text:p>
      <text:p text:style-name="P1">[ 2214.920089] uvc_ctrl:uvc_ctrl_init_ctrl---2140</text:p>
      <text:p text:style-name="P1">[ 2214.920096] uvc_ctrl:uvc_ctrl_init_ctrl---2140</text:p>
      <text:p text:style-name="P1">[ 2214.920104] uvc_ctrl:uvc_ctrl_init_ctrl---2140</text:p>
      <text:p text:style-name="P1">[ 2214.920114] uvc_ctrl:uvc_ctrl_init_ctrl---2140</text:p>
      <text:p text:style-name="P1">[ 2214.920124] uvc_ctrl:uvc_ctrl_init_ctrl---2140</text:p>
      <text:p text:style-name="P1">[ 2214.920135] uvc_ctrl:uvc_ctrl_prune_entity---2079</text:p>
      <text:p text:style-name="P1">[ 2214.920145] uvc_ctrl:uvc_ctrl_init_ctrl---2140</text:p>
      <text:p text:style-name="P1">[ 2214.920153] uvc_ctrl:uvc_ctrl_init_ctrl---2140</text:p>
      <text:p text:style-name="P1">[ 2214.920160] uvc_ctrl:uvc_ctrl_init_ctrl---2140</text:p>
      <text:p text:style-name="P1">[ 2214.920171] uvc_ctrl:uvc_ctrl_init_ctrl---2140</text:p>
      <text:p text:style-name="P1">[ 2214.920176] uvc_ctrl:uvc_ctrl_init_ctrl---2140</text:p>
      <text:p text:style-name="P1">[ 2214.920186] uvc_ctrl:uvc_ctrl_init_ctrl---2140</text:p>
      <text:p text:style-name="P1">[ 2214.920196] uvc_ctrl:uvc_ctrl_init_ctrl---2140</text:p>
      <text:p text:style-name="P1">[ 2214.920206] uvc_ctrl:uvc_ctrl_prune_entity---2079</text:p>
      <text:p text:style-name="P1">[ 2214.920214] uvc_ctrl:uvc_ctrl_init_ctrl---2140</text:p>
      <text:p text:style-name="P1">[ 2214.920224] uvc_ctrl:uvc_ctrl_init_ctrl---2140</text:p>
      <text:p text:style-name="P1">[ 2214.920235] uvc_ctrl:uvc_ctrl_init_ctrl---2140</text:p>
      <text:p text:style-name="P1">[ 2214.920245] uvc_ctrl:uvc_ctrl_init_ctrl---2140</text:p>
      <text:p text:style-name="P1">[ 2214.920253] uvc_ctrl:uvc_ctrl_init_ctrl---2140</text:p>
      <text:p text:style-name="P1">[ 2214.920264] uvc_ctrl:uvc_ctrl_init_ctrl---2140</text:p>
      <text:p text:style-name="P1">[ 2214.920274] uvc_ctrl:uvc_ctrl_init_ctrl---2140</text:p>
      <text:p text:style-name="P1">[ 2214.920284] uvc_ctrl:uvc_ctrl_init_ctrl---2140</text:p>
      <text:p text:style-name="P1">[ 2214.920292] uvc_ctrl:uvc_ctrl_init_ctrl---2140</text:p>
      <text:p text:style-name="P1">[ 2214.920299] uvc_ctrl:uvc_ctrl_init_ctrl---2140</text:p>
      <text:p text:style-name="P1">[ 2214.920309] uvc_ctrl:uvc_ctrl_init_ctrl---2140</text:p>
      <text:p text:style-name="P1"><text:soft-page-break/>[ 2214.920319] uvc_ctrl:uvc_ctrl_init_ctrl---2140</text:p>
      <text:p text:style-name="P1">[ 2214.920327] uvc_ctrl:uvc_ctrl_init_ctrl---2140</text:p>
      <text:p text:style-name="P1">[ 2214.920338] uvc_ctrl:uvc_ctrl_init_ctrl---2140</text:p>
      <text:p text:style-name="P1">[ 2214.920348] uvc_ctrl:uvc_ctrl_init_ctrl---2140</text:p>
      <text:p text:style-name="P1">[ 2214.920358] uvc_ctrl:uvc_ctrl_init_ctrl---2140</text:p>
      <text:p text:style-name="P1">[ 2214.920368] uvc_ctrl:uvc_ctrl_prune_entity---2079</text:p>
      <text:p text:style-name="P1">[ 2214.920377] uvc_ctrl:uvc_ctrl_init_ctrl---2140</text:p>
      <text:p text:style-name="P1">[ 2214.920379] uvc_ctrl:uvc_ctrl_init_ctrl---2140</text:p>
      <text:p text:style-name="P1">[ 2214.920381] uvc_ctrl:uvc_ctrl_init_ctrl---2140</text:p>
      <text:p text:style-name="P1">[ 2214.920383] uvc_ctrl:uvc_ctrl_init_ctrl---2140</text:p>
      <text:p text:style-name="P1">[ 2214.920385] uvc_ctrl:uvc_ctrl_init_ctrl---2140</text:p>
      <text:p text:style-name="P1">[ 2214.920387] uvc_ctrl:uvc_ctrl_init_ctrl---2140</text:p>
      <text:p text:style-name="P1">[ 2214.920389] uvc_ctrl:uvc_ctrl_init_ctrl---2140</text:p>
      <text:p text:style-name="P1">[ 2214.920391] uvc_ctrl:uvc_ctrl_prune_entity---2079</text:p>
      <text:p text:style-name="P1">[ 2214.920393] uvc_ctrl:uvc_ctrl_init_ctrl---2140</text:p>
      <text:p text:style-name="P1">[ 2214.920395] uvc_ctrl:uvc_ctrl_init_ctrl---2140</text:p>
      <text:p text:style-name="P1">[ 2214.920397] uvc_ctrl:uvc_ctrl_init_ctrl---2140</text:p>
      <text:p text:style-name="P1">[ 2214.920399] uvc_ctrl:uvc_ctrl_init_ctrl---2140</text:p>
      <text:p text:style-name="P1">[ 2214.920400] uvc_ctrl:uvc_ctrl_init_ctrl---2140</text:p>
      <text:p text:style-name="P1">[ 2214.920402] uvc_ctrl:uvc_ctrl_init_ctrl---2140</text:p>
      <text:p text:style-name="P1">[ 2214.920405] uvc_ctrl:uvc_ctrl_prune_entity---2079</text:p>
      <text:p text:style-name="P1">[ 2214.920407] uvc_ctrl:uvc_ctrl_init_ctrl---2140</text:p>
      <text:p text:style-name="P1">[ 2214.920409] uvc_ctrl:uvc_ctrl_init_ctrl---2140</text:p>
      <text:p text:style-name="P1">[ 2214.920411] uvc_ctrl:uvc_ctrl_init_ctrl---2140</text:p>
      <text:p text:style-name="P1">[ 2214.920413] uvc_ctrl:uvc_ctrl_init_ctrl---2140</text:p>
      <text:p text:style-name="P1">[ 2214.920415] uvc_ctrl:uvc_ctrl_init_ctrl---2140</text:p>
      <text:p text:style-name="P1">[ 2214.920417] uvc_ctrl:uvc_ctrl_init_ctrl---2140</text:p>
      <text:p text:style-name="P1">[ 2214.920419] uvc_ctrl:uvc_ctrl_init_ctrl---2140</text:p>
      <text:p text:style-name="P1">[ 2214.920420] uvc_ctrl:uvc_ctrl_init_ctrl---2140</text:p>
      <text:p text:style-name="P1">[ 2214.920422] uvc_ctrl:uvc_ctrl_init_ctrl---2140</text:p>
      <text:p text:style-name="P1">[ 2214.920424] uvc_ctrl:uvc_ctrl_init_ctrl---2140</text:p>
      <text:p text:style-name="P1">[ 2214.920426] uvc_ctrl:uvc_ctrl_prune_entity---2079</text:p>
      <text:p text:style-name="P1">[ 2214.920428] uvc_driver:uvc_scan_device---1761</text:p>
      <text:p text:style-name="P1">[ 2214.920432] uvc_driver:uvc_scan_chain---1575</text:p>
      <text:p text:style-name="P1">[ 2214.920434] uvc_driver:uvc_scan_chain_entity---1351</text:p>
      <text:p text:style-name="P1">[ 2214.920436] uvc_driver:uvc_scan_chain_forward---1435</text:p>
      <text:p text:style-name="P1">[ 2214.920440] uvc_driver:uvc_scan_chain_backward---1500</text:p>
      <text:p text:style-name="P1">[ 2214.920442] uvc_driver:uvc_scan_chain_entity---1351</text:p>
      <text:p text:style-name="P1">[ 2214.920444] uvc_driver:uvc_scan_chain_forward---1435</text:p>
      <text:p text:style-name="P1">[ 2214.920447] uvc_driver:uvc_scan_chain_backward---1500</text:p>
      <text:p text:style-name="P1">[ 2214.920449] uvc_driver:uvc_scan_chain_entity---1351</text:p>
      <text:p text:style-name="P1">[ 2214.920451] uvc_driver:uvc_scan_chain_forward---1435</text:p>
      <text:p text:style-name="P1">[ 2214.920454] uvc_driver:uvc_scan_chain_backward---1500</text:p>
      <text:p text:style-name="P1">[ 2214.920456] uvc_driver:uvc_register_chains---1999</text:p>
      <text:p text:style-name="P1">[ 2214.920458] uvc_driver:uvc_register_terms---1970</text:p>
      <text:p text:style-name="P1">[ 2214.920460] uvc_driver:uvc_register_video---1907</text:p>
      <text:p text:style-name="P1">[ 2214.920463] uvc_queue:uvc_queue_init---211</text:p>
      <text:p text:style-name="P1">[ 2214.920466] uvc_video:uvc_video_init---1806</text:p>
      <text:p text:style-name="P1">[ 2214.920537] uvc_video:uvc_get_video_ctrl---173</text:p>
      <text:p text:style-name="P1">[ 2214.920540] uvc_video:__uvc_query_ctrl---38</text:p>
      <text:p text:style-name="P1">[ 2214.920591] uvc_video:uvc_fixup_video_ctrl---95</text:p>
      <text:p text:style-name="P1">[ 2214.920594] uvc_video:uvc_set_video_ctrl---262</text:p>
      <text:p text:style-name="P1"><text:soft-page-break/>[ 2214.920597] uvc_video:__uvc_query_ctrl---38</text:p>
      <text:p text:style-name="P1">[ 2214.920692] uvc_video:uvc_get_video_ctrl---173</text:p>
      <text:p text:style-name="P1">[ 2214.920694] uvc_video:__uvc_query_ctrl---38</text:p>
      <text:p text:style-name="P1">[ 2214.920746] uvc_video:uvc_fixup_video_ctrl---95</text:p>
      <text:p text:style-name="P1">[ 2214.921409] uvcvideo 3-6.1:1.0: Entity type for entity Processing 3 was not initialized!</text:p>
      <text:p text:style-name="P1">[ 2214.921422] uvcvideo 3-6.1:1.0: Entity type for entity Extension 6 was not initialized!</text:p>
      <text:p text:style-name="P1">[ 2214.921435] uvcvideo 3-6.1:1.0: Entity type for entity Extension 12 was not initialized!</text:p>
      <text:p text:style-name="P1">[ 2214.921445] uvcvideo 3-6.1:1.0: Entity type for entity Camera 1 was not initialized!</text:p>
      <text:p text:style-name="P1">[ 2214.921456] uvcvideo 3-6.1:1.0: Entity type for entity Extension 8 was not initialized!</text:p>
      <text:p text:style-name="P1">[ 2214.921466] uvcvideo 3-6.1:1.0: Entity type for entity Extension 9 was not initialized!</text:p>
      <text:p text:style-name="P1">[ 2214.921477] uvcvideo 3-6.1:1.0: Entity type for entity Extension 10 was not initialized!</text:p>
      <text:p text:style-name="P1">[ 2214.921488] uvcvideo 3-6.1:1.0: Entity type for entity Extension 11 was not initialized!</text:p>
      <text:p text:style-name="P1">[ 2214.921793] input: BCC950 ConferenceCam as /devices/pci0000:00/0000:00:14.0/usb3/3-6/3-6.1/3-6.1:1.0/input/input20</text:p>
      <text:p text:style-name="P1">[ 2214.923036] input: BCC950 ConferenceCam as /devices/pci0000:00/0000:00:14.0/usb3/3-6/3-6.1/3-6.1:1.2/0003:046D:0837.0005/input/input21</text:p>
      <text:p text:style-name="P1">[ 2214.980155] hid-generic 0003:046D:0837.0005: input,hidraw0: USB HID v1.11 Device [BCC950 ConferenceCam] on usb-0000:00:14.0-6.1/input2</text:p>
      <text:p text:style-name="P1">[ 2215.207873] usb 3-6.3: new full-speed USB device number 10 using xhci_hcd</text:p>
      <text:p text:style-name="P1">[ 2215.523204] usb 3-6.3: New USB device found, idVendor=046d, idProduct=0838</text:p>
      <text:p text:style-name="P1">[ 2215.523212] usb 3-6.3: New USB device strings: Mfr=1, Product=2, SerialNumber=3</text:p>
      <text:p text:style-name="P1">[ 2215.523217] usb 3-6.3: Product: BCC950 ConferenceCam</text:p>
      <text:p text:style-name="P1">[ 2215.523221] usb 3-6.3: Manufacturer: Logitech</text:p>
      <text:p text:style-name="P1">[ 2215.523224] usb 3-6.3: SerialNumber: 8F216802</text:p>
      <text:p text:style-name="P1">[ 2215.570925] usb 3-6.3: 2:0: cannot get min/max values for control 2 (id 2)</text:p>
      <text:p text:style-name="P1">[ 2215.570935] usb 3-6.3: Warning! Unlikely big volume range (=1280), cval-&gt;res is probably wrong.</text:p>
      <text:p text:style-name="P1">[ 2215.570938] usb 3-6.3: [2] FU [Headset Capture Volume] ch = 2, val = 0/1280/1</text:p>
      <text:p text:style-name="P1">[ 2215.571943] usb 3-6.3: 5:0: cannot get min/max values for control 2 (id 5)</text:p>
      <text:p text:style-name="P1">[ 2215.676788] input: Logitech BCC950 ConferenceCam as /devices/pci0000:00/0000:00:14.0/usb3/3-6/3-6.3/3-6.3:1.3/0003:046D:0838.0006/input/input22</text:p>
      <text:p text:style-name="P1">[ 2215.736487] hid-generic 0003:046D:0838.0006: input,hiddev0,hidraw1: USB HID v1.00 Device [Logitech BCC950 ConferenceCam] on usb-0000:00:14.0-6.3/input3</text:p>
      <text:p text:style-name="P1">[ 2215.753887] uvc_v4l2:uvc_v4l2_open---499</text:p>
      <text:p text:style-name="P1">[ 2215.753901] uvc_v4l2:uvc_ioctl_querycap---573</text:p>
      <text:p text:style-name="P1">[ 2215.753942] uvc_v4l2:uvc_v4l2_release---544</text:p>
      <text:p text:style-name="P1">[ 2215.753943] uvc_v4l2:uvc_dismiss_privileges---481</text:p>
      <text:p text:style-name="P1">[ 2215.769913] uvc_v4l2:uvc_v4l2_open---499</text:p>
      <text:p text:style-name="P1">[ 2215.769929] uvc_v4l2:uvc_ioctl_querycap---573</text:p>
      <text:p text:style-name="P1">[ 2215.769933] uvc_v4l2:uvc_v4l2_release---544</text:p>
      <text:p text:style-name="P1">[ 2215.769933] uvc_v4l2:uvc_dismiss_privileges---481</text:p>
      <text:p text:style-name="P1">[ 2215.770147] uvc_v4l2:uvc_v4l2_open---499</text:p>
      <text:p text:style-name="P1">[ 2215.770152] uvc_v4l2:uvc_ioctl_queryctrl---931</text:p>
      <text:p text:style-name="P1">[ 2215.770153] uvc_ctrl:uvc_query_v4l2_ctrl---1116</text:p>
      <text:p text:style-name="P1">[ 2215.770154] uvc_ctrl:__uvc_find_control---869</text:p>
      <text:p text:style-name="P1">[ 2215.770155] uvc_ctrl:__uvc_find_control---869</text:p>
      <text:p text:style-name="P1">[ 2215.770156] uvc_ctrl:__uvc_find_control---869</text:p>
      <text:p text:style-name="P1">[ 2215.770157] uvc_ctrl:__uvc_find_control---869</text:p>
      <text:p text:style-name="P1">[ 2215.770158] uvc_ctrl:__uvc_find_control---869</text:p>
      <text:p text:style-name="P1">[ 2215.770159] uvc_ctrl:__uvc_find_control---869</text:p>
      <text:p text:style-name="P1">[ 2215.770159] uvc_ctrl:__uvc_find_control---869</text:p>
      <text:p text:style-name="P1">[ 2215.770160] uvc_ctrl:__uvc_find_control---869</text:p>
      <text:p text:style-name="P1"><text:soft-page-break/>[ 2215.770161] uvc_ctrl:__uvc_find_control---869</text:p>
      <text:p text:style-name="P1">[ 2215.770162] uvc_ctrl:__uvc_query_v4l2_ctrl---1025</text:p>
      <text:p text:style-name="P1">[ 2215.770162] uvc_ctrl:uvc_ctrl_populate_cache---927</text:p>
      <text:p text:style-name="P1">[ 2215.770163] uvc_video:uvc_query_ctrl---77</text:p>
      <text:p text:style-name="P1">[ 2215.770164] uvc_video:__uvc_query_ctrl---38</text:p>
      <text:p text:style-name="P1">[ 2215.770203] uvc_video:uvc_query_ctrl---77</text:p>
      <text:p text:style-name="P1">[ 2215.770204] uvc_video:__uvc_query_ctrl---38</text:p>
      <text:p text:style-name="P1">[ 2215.770241] uvc_video:uvc_query_ctrl---77</text:p>
      <text:p text:style-name="P1">[ 2215.770242] uvc_video:__uvc_query_ctrl---38</text:p>
      <text:p text:style-name="P1">[ 2215.770281] uvc_video:uvc_query_ctrl---77</text:p>
      <text:p text:style-name="P1">[ 2215.770281] uvc_video:__uvc_query_ctrl---38</text:p>
      <text:p text:style-name="P1">[ 2215.770320] uvc_ctrl:uvc_get_le_value---772</text:p>
      <text:p text:style-name="P1">[ 2215.770321] uvc_ctrl:uvc_get_le_value---772</text:p>
      <text:p text:style-name="P1">[ 2215.770321] uvc_ctrl:uvc_get_le_value---772</text:p>
      <text:p text:style-name="P1">[ 2215.770322] uvc_ctrl:uvc_get_le_value---772</text:p>
      <text:p text:style-name="P1">[ 2215.770324] uvc_v4l2:uvc_ioctl_queryctrl---931</text:p>
      <text:p text:style-name="P1">[ 2215.770324] uvc_ctrl:uvc_query_v4l2_ctrl---1116</text:p>
      <text:p text:style-name="P1">[ 2215.770325] uvc_ctrl:__uvc_find_control---869</text:p>
      <text:p text:style-name="P1">[ 2215.770325] uvc_ctrl:__uvc_find_control---869</text:p>
      <text:p text:style-name="P1">[ 2215.770326] uvc_ctrl:__uvc_find_control---869</text:p>
      <text:p text:style-name="P1">[ 2215.770327] uvc_ctrl:__uvc_find_control---869</text:p>
      <text:p text:style-name="P1">[ 2215.770327] uvc_ctrl:__uvc_find_control---869</text:p>
      <text:p text:style-name="P1">[ 2215.770328] uvc_ctrl:__uvc_find_control---869</text:p>
      <text:p text:style-name="P1">[ 2215.770328] uvc_ctrl:__uvc_find_control---869</text:p>
      <text:p text:style-name="P1">[ 2215.770329] uvc_ctrl:__uvc_find_control---869</text:p>
      <text:p text:style-name="P1">[ 2215.770329] uvc_ctrl:__uvc_find_control---869</text:p>
      <text:p text:style-name="P1">[ 2215.770330] uvc_ctrl:__uvc_query_v4l2_ctrl---1025</text:p>
      <text:p text:style-name="P1">[ 2215.770330] uvc_ctrl:uvc_get_le_value---772</text:p>
      <text:p text:style-name="P1">[ 2215.770331] uvc_ctrl:uvc_get_le_value---772</text:p>
      <text:p text:style-name="P1">[ 2215.770331] uvc_ctrl:uvc_get_le_value---772</text:p>
      <text:p text:style-name="P1">[ 2215.770332] uvc_ctrl:uvc_get_le_value---772</text:p>
      <text:p text:style-name="P1">[ 2215.770334] uvc_v4l2:uvc_ioctl_queryctrl---931</text:p>
      <text:p text:style-name="P1">[ 2215.770334] uvc_ctrl:uvc_query_v4l2_ctrl---1116</text:p>
      <text:p text:style-name="P1">[ 2215.770335] uvc_ctrl:__uvc_find_control---869</text:p>
      <text:p text:style-name="P1">[ 2215.770336] uvc_ctrl:__uvc_find_control---869</text:p>
      <text:p text:style-name="P1">[ 2215.770336] uvc_ctrl:__uvc_find_control---869</text:p>
      <text:p text:style-name="P1">[ 2215.770337] uvc_ctrl:__uvc_find_control---869</text:p>
      <text:p text:style-name="P1">[ 2215.770337] uvc_ctrl:__uvc_find_control---869</text:p>
      <text:p text:style-name="P1">[ 2215.770338] uvc_ctrl:__uvc_find_control---869</text:p>
      <text:p text:style-name="P1">[ 2215.770338] uvc_ctrl:__uvc_find_control---869</text:p>
      <text:p text:style-name="P1">[ 2215.770339] uvc_ctrl:__uvc_find_control---869</text:p>
      <text:p text:style-name="P1">[ 2215.770339] uvc_ctrl:__uvc_find_control---869</text:p>
      <text:p text:style-name="P1">[ 2215.770340] uvc_ctrl:__uvc_query_v4l2_ctrl---1025</text:p>
      <text:p text:style-name="P1">[ 2215.770341] uvc_ctrl:uvc_ctrl_populate_cache---927</text:p>
      <text:p text:style-name="P1">[ 2215.770341] uvc_video:uvc_query_ctrl---77</text:p>
      <text:p text:style-name="P1">[ 2215.770342] uvc_video:__uvc_query_ctrl---38</text:p>
      <text:p text:style-name="P1">[ 2215.770408] uvc_video:uvc_query_ctrl---77</text:p>
      <text:p text:style-name="P1">[ 2215.770409] uvc_video:__uvc_query_ctrl---38</text:p>
      <text:p text:style-name="P1">[ 2215.770453] uvc_video:uvc_query_ctrl---77</text:p>
      <text:p text:style-name="P1">[ 2215.770454] uvc_video:__uvc_query_ctrl---38</text:p>
      <text:p text:style-name="P1">[ 2215.770492] uvc_video:uvc_query_ctrl---77</text:p>
      <text:p text:style-name="P1">[ 2215.770493] uvc_video:__uvc_query_ctrl---38</text:p>
      <text:p text:style-name="P1"><text:soft-page-break/>[ 2215.770532] uvc_ctrl:uvc_get_le_value---772</text:p>
      <text:p text:style-name="P1">[ 2215.770532] uvc_ctrl:uvc_get_le_value---772</text:p>
      <text:p text:style-name="P1">[ 2215.770533] uvc_ctrl:uvc_get_le_value---772</text:p>
      <text:p text:style-name="P1">[ 2215.770533] uvc_ctrl:uvc_get_le_value---772</text:p>
      <text:p text:style-name="P1">[ 2215.770536] uvc_v4l2:uvc_ioctl_queryctrl---931</text:p>
      <text:p text:style-name="P1">[ 2215.770537] uvc_ctrl:uvc_query_v4l2_ctrl---1116</text:p>
      <text:p text:style-name="P1">[ 2215.770537] uvc_ctrl:__uvc_find_control---869</text:p>
      <text:p text:style-name="P1">[ 2215.770538] uvc_ctrl:__uvc_find_control---869</text:p>
      <text:p text:style-name="P1">[ 2215.770539] uvc_ctrl:__uvc_find_control---869</text:p>
      <text:p text:style-name="P1">[ 2215.770539] uvc_ctrl:__uvc_find_control---869</text:p>
      <text:p text:style-name="P1">[ 2215.770540] uvc_ctrl:__uvc_find_control---869</text:p>
      <text:p text:style-name="P1">[ 2215.770540] uvc_ctrl:__uvc_find_control---869</text:p>
      <text:p text:style-name="P1">[ 2215.770541] uvc_ctrl:__uvc_find_control---869</text:p>
      <text:p text:style-name="P1">[ 2215.770542] uvc_ctrl:__uvc_find_control---869</text:p>
      <text:p text:style-name="P1">[ 2215.770542] uvc_ctrl:__uvc_find_control---869</text:p>
      <text:p text:style-name="P1">[ 2215.770543] uvc_ctrl:__uvc_query_v4l2_ctrl---1025</text:p>
      <text:p text:style-name="P1">[ 2215.770543] uvc_ctrl:uvc_ctrl_populate_cache---927</text:p>
      <text:p text:style-name="P1">[ 2215.770544] uvc_video:uvc_query_ctrl---77</text:p>
      <text:p text:style-name="P1">[ 2215.770544] uvc_video:__uvc_query_ctrl---38</text:p>
      <text:p text:style-name="P1">[ 2215.770581] uvc_video:uvc_query_ctrl---77</text:p>
      <text:p text:style-name="P1">[ 2215.770582] uvc_video:__uvc_query_ctrl---38</text:p>
      <text:p text:style-name="P1">[ 2215.770621] uvc_video:uvc_query_ctrl---77</text:p>
      <text:p text:style-name="P1">[ 2215.770621] uvc_video:__uvc_query_ctrl---38</text:p>
      <text:p text:style-name="P1">[ 2215.770661] uvc_video:uvc_query_ctrl---77</text:p>
      <text:p text:style-name="P1">[ 2215.770661] uvc_video:__uvc_query_ctrl---38</text:p>
      <text:p text:style-name="P1">[ 2215.770762] uvc_ctrl:uvc_get_le_value---772</text:p>
      <text:p text:style-name="P1">[ 2215.770763] uvc_ctrl:uvc_get_le_value---772</text:p>
      <text:p text:style-name="P1">[ 2215.770764] uvc_ctrl:uvc_get_le_value---772</text:p>
      <text:p text:style-name="P1">[ 2215.770764] uvc_ctrl:uvc_get_le_value---772</text:p>
      <text:p text:style-name="P1">[ 2215.770767] uvc_v4l2:uvc_ioctl_queryctrl---931</text:p>
      <text:p text:style-name="P1">[ 2215.770768] uvc_ctrl:uvc_query_v4l2_ctrl---1116</text:p>
      <text:p text:style-name="P1">[ 2215.770768] uvc_ctrl:__uvc_find_control---869</text:p>
      <text:p text:style-name="P1">[ 2215.770769] uvc_ctrl:__uvc_find_control---869</text:p>
      <text:p text:style-name="P1">[ 2215.770769] uvc_ctrl:__uvc_find_control---869</text:p>
      <text:p text:style-name="P1">[ 2215.770770] uvc_ctrl:__uvc_find_control---869</text:p>
      <text:p text:style-name="P1">[ 2215.770771] uvc_ctrl:__uvc_find_control---869</text:p>
      <text:p text:style-name="P1">[ 2215.770771] uvc_ctrl:__uvc_find_control---869</text:p>
      <text:p text:style-name="P1">[ 2215.770772] uvc_ctrl:__uvc_find_control---869</text:p>
      <text:p text:style-name="P1">[ 2215.770772] uvc_ctrl:__uvc_find_control---869</text:p>
      <text:p text:style-name="P1">[ 2215.770773] uvc_ctrl:__uvc_find_control---869</text:p>
      <text:p text:style-name="P1">[ 2215.770773] uvc_ctrl:__uvc_query_v4l2_ctrl---1025</text:p>
      <text:p text:style-name="P1">[ 2215.770774] uvc_ctrl:uvc_ctrl_populate_cache---927</text:p>
      <text:p text:style-name="P1">[ 2215.770775] uvc_video:uvc_query_ctrl---77</text:p>
      <text:p text:style-name="P1">[ 2215.770775] uvc_video:__uvc_query_ctrl---38</text:p>
      <text:p text:style-name="P1">[ 2215.771075] uvc_ctrl:uvc_get_le_value---772</text:p>
      <text:p text:style-name="P1">[ 2215.771078] uvc_v4l2:uvc_ioctl_queryctrl---931</text:p>
      <text:p text:style-name="P1">[ 2215.771079] uvc_ctrl:uvc_query_v4l2_ctrl---1116</text:p>
      <text:p text:style-name="P1">[ 2215.771080] uvc_ctrl:__uvc_find_control---869</text:p>
      <text:p text:style-name="P1">[ 2215.771080] uvc_ctrl:__uvc_find_control---869</text:p>
      <text:p text:style-name="P1">[ 2215.771081] uvc_ctrl:__uvc_find_control---869</text:p>
      <text:p text:style-name="P1">[ 2215.771081] uvc_ctrl:__uvc_find_control---869</text:p>
      <text:p text:style-name="P1">[ 2215.771082] uvc_ctrl:__uvc_find_control---869</text:p>
      <text:p text:style-name="P1"><text:soft-page-break/>[ 2215.771083] uvc_ctrl:__uvc_find_control---869</text:p>
      <text:p text:style-name="P1">[ 2215.771083] uvc_ctrl:__uvc_find_control---869</text:p>
      <text:p text:style-name="P1">[ 2215.771083] uvc_ctrl:__uvc_find_control---869</text:p>
      <text:p text:style-name="P1">[ 2215.771084] uvc_ctrl:__uvc_find_control---869</text:p>
      <text:p text:style-name="P1">[ 2215.771084] uvc_ctrl:__uvc_query_v4l2_ctrl---1025</text:p>
      <text:p text:style-name="P1">[ 2215.771085] uvc_ctrl:uvc_ctrl_populate_cache---927</text:p>
      <text:p text:style-name="P1">[ 2215.771086] uvc_video:uvc_query_ctrl---77</text:p>
      <text:p text:style-name="P1">[ 2215.771086] uvc_video:__uvc_query_ctrl---38</text:p>
      <text:p text:style-name="P1">[ 2215.771125] uvc_video:uvc_query_ctrl---77</text:p>
      <text:p text:style-name="P1">[ 2215.771126] uvc_video:__uvc_query_ctrl---38</text:p>
      <text:p text:style-name="P1">[ 2215.771163] uvc_video:uvc_query_ctrl---77</text:p>
      <text:p text:style-name="P1">[ 2215.771164] uvc_video:__uvc_query_ctrl---38</text:p>
      <text:p text:style-name="P1">[ 2215.771233] uvc_video:uvc_query_ctrl---77</text:p>
      <text:p text:style-name="P1">[ 2215.771233] uvc_video:__uvc_query_ctrl---38</text:p>
      <text:p text:style-name="P1">[ 2215.771269] uvc_ctrl:uvc_get_le_value---772</text:p>
      <text:p text:style-name="P1">[ 2215.771270] uvc_ctrl:uvc_get_le_value---772</text:p>
      <text:p text:style-name="P1">[ 2215.771270] uvc_ctrl:uvc_get_le_value---772</text:p>
      <text:p text:style-name="P1">[ 2215.771270] uvc_ctrl:uvc_get_le_value---772</text:p>
      <text:p text:style-name="P1">[ 2215.771273] uvc_v4l2:uvc_ioctl_queryctrl---931</text:p>
      <text:p text:style-name="P1">[ 2215.771273] uvc_ctrl:uvc_query_v4l2_ctrl---1116</text:p>
      <text:p text:style-name="P1">[ 2215.771273] uvc_ctrl:__uvc_find_control---869</text:p>
      <text:p text:style-name="P1">[ 2215.771274] uvc_ctrl:__uvc_find_control---869</text:p>
      <text:p text:style-name="P1">[ 2215.771274] uvc_ctrl:__uvc_find_control---869</text:p>
      <text:p text:style-name="P1">[ 2215.771274] uvc_ctrl:__uvc_find_control---869</text:p>
      <text:p text:style-name="P1">[ 2215.771275] uvc_ctrl:__uvc_find_control---869</text:p>
      <text:p text:style-name="P1">[ 2215.771275] uvc_ctrl:__uvc_find_control---869</text:p>
      <text:p text:style-name="P1">[ 2215.771275] uvc_ctrl:__uvc_find_control---869</text:p>
      <text:p text:style-name="P1">[ 2215.771276] uvc_ctrl:__uvc_find_control---869</text:p>
      <text:p text:style-name="P1">[ 2215.771276] uvc_ctrl:__uvc_find_control---869</text:p>
      <text:p text:style-name="P1">[ 2215.771277] uvc_ctrl:__uvc_query_v4l2_ctrl---1025</text:p>
      <text:p text:style-name="P1">[ 2215.771277] uvc_ctrl:uvc_ctrl_populate_cache---927</text:p>
      <text:p text:style-name="P1">[ 2215.771277] uvc_video:uvc_query_ctrl---77</text:p>
      <text:p text:style-name="P1">[ 2215.771277] uvc_video:__uvc_query_ctrl---38</text:p>
      <text:p text:style-name="P1">[ 2215.771317] uvc_ctrl:uvc_get_le_value---772</text:p>
      <text:p text:style-name="P1">[ 2215.771319] uvc_v4l2:uvc_ioctl_querymenu---1124</text:p>
      <text:p text:style-name="P1">[ 2215.771319] uvc_ctrl:uvc_query_v4l2_menu---1149</text:p>
      <text:p text:style-name="P1">[ 2215.771320] uvc_ctrl:__uvc_find_control---869</text:p>
      <text:p text:style-name="P1">[ 2215.771320] uvc_ctrl:__uvc_find_control---869</text:p>
      <text:p text:style-name="P1">[ 2215.771321] uvc_v4l2:uvc_ioctl_querymenu---1124</text:p>
      <text:p text:style-name="P1">[ 2215.771321] uvc_ctrl:uvc_query_v4l2_menu---1149</text:p>
      <text:p text:style-name="P1">[ 2215.771321] uvc_ctrl:__uvc_find_control---869</text:p>
      <text:p text:style-name="P1">[ 2215.771322] uvc_ctrl:__uvc_find_control---869</text:p>
      <text:p text:style-name="P1">[ 2215.771325] uvc_v4l2:uvc_ioctl_querymenu---1124</text:p>
      <text:p text:style-name="P1">[ 2215.771325] uvc_ctrl:uvc_query_v4l2_menu---1149</text:p>
      <text:p text:style-name="P1">[ 2215.771325] uvc_ctrl:__uvc_find_control---869</text:p>
      <text:p text:style-name="P1">[ 2215.771326] uvc_ctrl:__uvc_find_control---869</text:p>
      <text:p text:style-name="P1">[ 2215.771326] uvc_v4l2:uvc_ioctl_queryctrl---931</text:p>
      <text:p text:style-name="P1">[ 2215.771327] uvc_ctrl:uvc_query_v4l2_ctrl---1116</text:p>
      <text:p text:style-name="P1">[ 2215.771327] uvc_ctrl:__uvc_find_control---869</text:p>
      <text:p text:style-name="P1">[ 2215.771327] uvc_ctrl:__uvc_find_control---869</text:p>
      <text:p text:style-name="P1">[ 2215.771328] uvc_ctrl:__uvc_find_control---869</text:p>
      <text:p text:style-name="P1">[ 2215.771328] uvc_ctrl:__uvc_find_control---869</text:p>
      <text:p text:style-name="P1"><text:soft-page-break/>[ 2215.771328] uvc_ctrl:__uvc_find_control---869</text:p>
      <text:p text:style-name="P1">[ 2215.771328] uvc_ctrl:__uvc_find_control---869</text:p>
      <text:p text:style-name="P1">[ 2215.771329] uvc_ctrl:__uvc_find_control---869</text:p>
      <text:p text:style-name="P1">[ 2215.771329] uvc_ctrl:__uvc_find_control---869</text:p>
      <text:p text:style-name="P1">[ 2215.771329] uvc_ctrl:__uvc_find_control---869</text:p>
      <text:p text:style-name="P1">[ 2215.771330] uvc_ctrl:__uvc_query_v4l2_ctrl---1025</text:p>
      <text:p text:style-name="P1">[ 2215.771330] uvc_ctrl:__uvc_find_control---869</text:p>
      <text:p text:style-name="P1">[ 2215.771331] uvc_ctrl:__uvc_ctrl_get---985</text:p>
      <text:p text:style-name="P1">[ 2215.771331] uvc_video:uvc_query_ctrl---77</text:p>
      <text:p text:style-name="P1">[ 2215.771331] uvc_video:__uvc_query_ctrl---38</text:p>
      <text:p text:style-name="P1">[ 2215.771366] uvc_ctrl:uvc_get_le_value---772</text:p>
      <text:p text:style-name="P1">[ 2215.771367] uvc_ctrl:uvc_ctrl_populate_cache---927</text:p>
      <text:p text:style-name="P1">[ 2215.771367] uvc_video:uvc_query_ctrl---77</text:p>
      <text:p text:style-name="P1">[ 2215.771367] uvc_video:__uvc_query_ctrl---38</text:p>
      <text:p text:style-name="P1">[ 2215.771406] uvc_video:uvc_query_ctrl---77</text:p>
      <text:p text:style-name="P1">[ 2215.771406] uvc_video:__uvc_query_ctrl---38</text:p>
      <text:p text:style-name="P1">[ 2215.771446] uvc_video:uvc_query_ctrl---77</text:p>
      <text:p text:style-name="P1">[ 2215.771446] uvc_video:__uvc_query_ctrl---38</text:p>
      <text:p text:style-name="P1">[ 2215.771486] uvc_video:uvc_query_ctrl---77</text:p>
      <text:p text:style-name="P1">[ 2215.771486] uvc_video:__uvc_query_ctrl---38</text:p>
      <text:p text:style-name="P1">[ 2215.771526] uvc_ctrl:uvc_get_le_value---772</text:p>
      <text:p text:style-name="P1">[ 2215.771526] uvc_ctrl:uvc_get_le_value---772</text:p>
      <text:p text:style-name="P1">[ 2215.771527] uvc_ctrl:uvc_get_le_value---772</text:p>
      <text:p text:style-name="P1">[ 2215.771527] uvc_ctrl:uvc_get_le_value---772</text:p>
      <text:p text:style-name="P1">[ 2215.771528] uvc_v4l2:uvc_ioctl_queryctrl---931</text:p>
      <text:p text:style-name="P1">[ 2215.771528] uvc_ctrl:uvc_query_v4l2_ctrl---1116</text:p>
      <text:p text:style-name="P1">[ 2215.771529] uvc_ctrl:__uvc_find_control---869</text:p>
      <text:p text:style-name="P1">[ 2215.771529] uvc_ctrl:__uvc_find_control---869</text:p>
      <text:p text:style-name="P1">[ 2215.771529] uvc_ctrl:__uvc_find_control---869</text:p>
      <text:p text:style-name="P1">[ 2215.771530] uvc_ctrl:__uvc_find_control---869</text:p>
      <text:p text:style-name="P1">[ 2215.771530] uvc_ctrl:__uvc_find_control---869</text:p>
      <text:p text:style-name="P1">[ 2215.771530] uvc_ctrl:__uvc_find_control---869</text:p>
      <text:p text:style-name="P1">[ 2215.771530] uvc_ctrl:__uvc_find_control---869</text:p>
      <text:p text:style-name="P1">[ 2215.771531] uvc_ctrl:__uvc_find_control---869</text:p>
      <text:p text:style-name="P1">[ 2215.771531] uvc_ctrl:__uvc_find_control---869</text:p>
      <text:p text:style-name="P1">[ 2215.771531] uvc_ctrl:__uvc_query_v4l2_ctrl---1025</text:p>
      <text:p text:style-name="P1">[ 2215.771532] uvc_ctrl:uvc_ctrl_populate_cache---927</text:p>
      <text:p text:style-name="P1">[ 2215.771532] uvc_video:uvc_query_ctrl---77</text:p>
      <text:p text:style-name="P1">[ 2215.771532] uvc_video:__uvc_query_ctrl---38</text:p>
      <text:p text:style-name="P1">[ 2215.771570] uvc_video:uvc_query_ctrl---77</text:p>
      <text:p text:style-name="P1">[ 2215.771571] uvc_video:__uvc_query_ctrl---38</text:p>
      <text:p text:style-name="P1">[ 2215.771610] uvc_video:uvc_query_ctrl---77</text:p>
      <text:p text:style-name="P1">[ 2215.771610] uvc_video:__uvc_query_ctrl---38</text:p>
      <text:p text:style-name="P1">[ 2215.771650] uvc_video:uvc_query_ctrl---77</text:p>
      <text:p text:style-name="P1">[ 2215.771650] uvc_video:__uvc_query_ctrl---38</text:p>
      <text:p text:style-name="P1">[ 2215.771690] uvc_ctrl:uvc_get_le_value---772</text:p>
      <text:p text:style-name="P1">[ 2215.771691] uvc_ctrl:uvc_get_le_value---772</text:p>
      <text:p text:style-name="P1">[ 2215.771691] uvc_ctrl:uvc_get_le_value---772</text:p>
      <text:p text:style-name="P1">[ 2215.771691] uvc_ctrl:uvc_get_le_value---772</text:p>
      <text:p text:style-name="P1">[ 2215.771692] uvc_v4l2:uvc_ioctl_queryctrl---931</text:p>
      <text:p text:style-name="P1">[ 2215.771693] uvc_ctrl:uvc_query_v4l2_ctrl---1116</text:p>
      <text:p text:style-name="P1">[ 2215.771693] uvc_ctrl:__uvc_find_control---869</text:p>
      <text:p text:style-name="P1"><text:soft-page-break/>[ 2215.771693] uvc_ctrl:__uvc_find_control---869</text:p>
      <text:p text:style-name="P1">[ 2215.771694] uvc_ctrl:__uvc_find_control---869</text:p>
      <text:p text:style-name="P1">[ 2215.771694] uvc_ctrl:__uvc_find_control---869</text:p>
      <text:p text:style-name="P1">[ 2215.771694] uvc_ctrl:__uvc_find_control---869</text:p>
      <text:p text:style-name="P1">[ 2215.771694] uvc_ctrl:__uvc_find_control---869</text:p>
      <text:p text:style-name="P1">[ 2215.771695] uvc_ctrl:__uvc_find_control---869</text:p>
      <text:p text:style-name="P1">[ 2215.771695] uvc_ctrl:__uvc_find_control---869</text:p>
      <text:p text:style-name="P1">[ 2215.771695] uvc_ctrl:__uvc_find_control---869</text:p>
      <text:p text:style-name="P1">[ 2215.771696] uvc_ctrl:__uvc_query_v4l2_ctrl---1025</text:p>
      <text:p text:style-name="P1">[ 2215.771696] uvc_ctrl:uvc_ctrl_populate_cache---927</text:p>
      <text:p text:style-name="P1">[ 2215.771696] uvc_video:uvc_query_ctrl---77</text:p>
      <text:p text:style-name="P1">[ 2215.771697] uvc_video:__uvc_query_ctrl---38</text:p>
      <text:p text:style-name="P1">[ 2215.771731] uvc_video:uvc_query_ctrl---77</text:p>
      <text:p text:style-name="P1">[ 2215.771731] uvc_video:__uvc_query_ctrl---38</text:p>
      <text:p text:style-name="P1">[ 2215.771771] uvc_video:uvc_query_ctrl---77</text:p>
      <text:p text:style-name="P1">[ 2215.771771] uvc_video:__uvc_query_ctrl---38</text:p>
      <text:p text:style-name="P1">[ 2215.771811] uvc_video:uvc_query_ctrl---77</text:p>
      <text:p text:style-name="P1">[ 2215.771811] uvc_video:__uvc_query_ctrl---38</text:p>
      <text:p text:style-name="P1">[ 2215.772263] uvc_ctrl:uvc_get_le_value---772</text:p>
      <text:p text:style-name="P1">[ 2215.772263] uvc_ctrl:uvc_get_le_value---772</text:p>
      <text:p text:style-name="P1">[ 2215.772264] uvc_ctrl:uvc_get_le_value---772</text:p>
      <text:p text:style-name="P1">[ 2215.772265] uvc_ctrl:uvc_get_le_value---772</text:p>
      <text:p text:style-name="P1">[ 2215.772268] uvc_v4l2:uvc_ioctl_queryctrl---931</text:p>
      <text:p text:style-name="P1">[ 2215.772268] uvc_ctrl:uvc_query_v4l2_ctrl---1116</text:p>
      <text:p text:style-name="P1">[ 2215.772270] uvc_ctrl:__uvc_find_control---869</text:p>
      <text:p text:style-name="P1">[ 2215.772270] uvc_ctrl:__uvc_find_control---869</text:p>
      <text:p text:style-name="P1">[ 2215.772271] uvc_ctrl:__uvc_find_control---869</text:p>
      <text:p text:style-name="P1">[ 2215.772271] uvc_ctrl:__uvc_find_control---869</text:p>
      <text:p text:style-name="P1">[ 2215.772272] uvc_ctrl:__uvc_find_control---869</text:p>
      <text:p text:style-name="P1">[ 2215.772272] uvc_ctrl:__uvc_find_control---869</text:p>
      <text:p text:style-name="P1">[ 2215.772273] uvc_ctrl:__uvc_find_control---869</text:p>
      <text:p text:style-name="P1">[ 2215.772274] uvc_ctrl:__uvc_find_control---869</text:p>
      <text:p text:style-name="P1">[ 2215.772274] uvc_ctrl:__uvc_find_control---869</text:p>
      <text:p text:style-name="P1">[ 2215.772275] uvc_ctrl:__uvc_query_v4l2_ctrl---1025</text:p>
      <text:p text:style-name="P1">[ 2215.772275] uvc_ctrl:uvc_ctrl_populate_cache---927</text:p>
      <text:p text:style-name="P1">[ 2215.772276] uvc_video:uvc_query_ctrl---77</text:p>
      <text:p text:style-name="P1">[ 2215.772276] uvc_video:__uvc_query_ctrl---38</text:p>
      <text:p text:style-name="P1">[ 2215.772374] uvc_video:uvc_query_ctrl---77</text:p>
      <text:p text:style-name="P1">[ 2215.772374] uvc_video:__uvc_query_ctrl---38</text:p>
      <text:p text:style-name="P1">[ 2215.772413] uvc_ctrl:uvc_get_le_value---772</text:p>
      <text:p text:style-name="P1">[ 2215.772416] uvc_v4l2:uvc_ioctl_querymenu---1124</text:p>
      <text:p text:style-name="P1">[ 2215.772417] uvc_ctrl:uvc_query_v4l2_menu---1149</text:p>
      <text:p text:style-name="P1">[ 2215.772417] uvc_ctrl:__uvc_find_control---869</text:p>
      <text:p text:style-name="P1">[ 2215.772418] uvc_ctrl:__uvc_find_control---869</text:p>
      <text:p text:style-name="P1">[ 2215.772419] uvc_ctrl:__uvc_find_control---869</text:p>
      <text:p text:style-name="P1">[ 2215.772419] uvc_ctrl:__uvc_find_control---869</text:p>
      <text:p text:style-name="P1">[ 2215.772420] uvc_ctrl:__uvc_find_control---869</text:p>
      <text:p text:style-name="P1">[ 2215.772420] uvc_ctrl:uvc_get_le_value---772</text:p>
      <text:p text:style-name="P1">[ 2215.772421] uvc_v4l2:uvc_ioctl_querymenu---1124</text:p>
      <text:p text:style-name="P1">[ 2215.772422] uvc_ctrl:uvc_query_v4l2_menu---1149</text:p>
      <text:p text:style-name="P1">[ 2215.772423] uvc_ctrl:__uvc_find_control---869</text:p>
      <text:p text:style-name="P1">[ 2215.772423] uvc_ctrl:__uvc_find_control---869</text:p>
      <text:p text:style-name="P1"><text:soft-page-break/>[ 2215.772424] uvc_ctrl:__uvc_find_control---869</text:p>
      <text:p text:style-name="P1">[ 2215.772424] uvc_ctrl:__uvc_find_control---869</text:p>
      <text:p text:style-name="P1">[ 2215.772425] uvc_ctrl:__uvc_find_control---869</text:p>
      <text:p text:style-name="P1">[ 2215.772425] uvc_ctrl:uvc_get_le_value---772</text:p>
      <text:p text:style-name="P1">[ 2215.772426] uvc_v4l2:uvc_ioctl_querymenu---1124</text:p>
      <text:p text:style-name="P1">[ 2215.772427] uvc_ctrl:uvc_query_v4l2_menu---1149</text:p>
      <text:p text:style-name="P1">[ 2215.772428] uvc_ctrl:__uvc_find_control---869</text:p>
      <text:p text:style-name="P1">[ 2215.772428] uvc_ctrl:__uvc_find_control---869</text:p>
      <text:p text:style-name="P1">[ 2215.772429] uvc_ctrl:__uvc_find_control---869</text:p>
      <text:p text:style-name="P1">[ 2215.772429] uvc_ctrl:__uvc_find_control---869</text:p>
      <text:p text:style-name="P1">[ 2215.772430] uvc_ctrl:__uvc_find_control---869</text:p>
      <text:p text:style-name="P1">[ 2215.772430] uvc_ctrl:uvc_get_le_value---772</text:p>
      <text:p text:style-name="P1">[ 2215.772431] uvc_v4l2:uvc_ioctl_querymenu---1124</text:p>
      <text:p text:style-name="P1">[ 2215.772432] uvc_ctrl:uvc_query_v4l2_menu---1149</text:p>
      <text:p text:style-name="P1">[ 2215.772432] uvc_ctrl:__uvc_find_control---869</text:p>
      <text:p text:style-name="P1">[ 2215.772433] uvc_ctrl:__uvc_find_control---869</text:p>
      <text:p text:style-name="P1">[ 2215.772433] uvc_ctrl:__uvc_find_control---869</text:p>
      <text:p text:style-name="P1">[ 2215.772434] uvc_ctrl:__uvc_find_control---869</text:p>
      <text:p text:style-name="P1">[ 2215.772434] uvc_ctrl:__uvc_find_control---869</text:p>
      <text:p text:style-name="P1">[ 2215.772435] uvc_ctrl:uvc_get_le_value---772</text:p>
      <text:p text:style-name="P1">[ 2215.772437] uvc_v4l2:uvc_ioctl_queryctrl---931</text:p>
      <text:p text:style-name="P1">[ 2215.772437] uvc_ctrl:uvc_query_v4l2_ctrl---1116</text:p>
      <text:p text:style-name="P1">[ 2215.772438] uvc_ctrl:__uvc_find_control---869</text:p>
      <text:p text:style-name="P1">[ 2215.772438] uvc_ctrl:__uvc_find_control---869</text:p>
      <text:p text:style-name="P1">[ 2215.772439] uvc_ctrl:__uvc_find_control---869</text:p>
      <text:p text:style-name="P1">[ 2215.772440] uvc_ctrl:__uvc_find_control---869</text:p>
      <text:p text:style-name="P1">[ 2215.772440] uvc_ctrl:__uvc_find_control---869</text:p>
      <text:p text:style-name="P1">[ 2215.772441] uvc_ctrl:__uvc_find_control---869</text:p>
      <text:p text:style-name="P1">[ 2215.772441] uvc_ctrl:__uvc_find_control---869</text:p>
      <text:p text:style-name="P1">[ 2215.772442] uvc_ctrl:__uvc_find_control---869</text:p>
      <text:p text:style-name="P1">[ 2215.772442] uvc_ctrl:__uvc_find_control---869</text:p>
      <text:p text:style-name="P1">[ 2215.772443] uvc_ctrl:__uvc_query_v4l2_ctrl---1025</text:p>
      <text:p text:style-name="P1">[ 2215.772444] uvc_ctrl:__uvc_find_control---869</text:p>
      <text:p text:style-name="P1">[ 2215.772444] uvc_ctrl:__uvc_ctrl_get---985</text:p>
      <text:p text:style-name="P1">[ 2215.772445] uvc_video:uvc_query_ctrl---77</text:p>
      <text:p text:style-name="P1">[ 2215.772445] uvc_video:__uvc_query_ctrl---38</text:p>
      <text:p text:style-name="P1">[ 2215.772499] uvc_ctrl:uvc_get_le_value---772</text:p>
      <text:p text:style-name="P1">[ 2215.772500] uvc_ctrl:uvc_ctrl_populate_cache---927</text:p>
      <text:p text:style-name="P1">[ 2215.772500] uvc_video:uvc_query_ctrl---77</text:p>
      <text:p text:style-name="P1">[ 2215.772501] uvc_video:__uvc_query_ctrl---38</text:p>
      <text:p text:style-name="P1">[ 2215.772550] uvc_video:uvc_query_ctrl---77</text:p>
      <text:p text:style-name="P1">[ 2215.772550] uvc_video:__uvc_query_ctrl---38</text:p>
      <text:p text:style-name="P1">[ 2215.772591] uvc_video:uvc_query_ctrl---77</text:p>
      <text:p text:style-name="P1">[ 2215.772592] uvc_video:__uvc_query_ctrl---38</text:p>
      <text:p text:style-name="P1">[ 2215.772651] uvc_video:uvc_query_ctrl---77</text:p>
      <text:p text:style-name="P1">[ 2215.772652] uvc_video:__uvc_query_ctrl---38</text:p>
      <text:p text:style-name="P1">[ 2215.772694] uvc_ctrl:uvc_get_le_value---772</text:p>
      <text:p text:style-name="P1">[ 2215.772694] uvc_ctrl:uvc_get_le_value---772</text:p>
      <text:p text:style-name="P1">[ 2215.772695] uvc_ctrl:uvc_get_le_value---772</text:p>
      <text:p text:style-name="P1">[ 2215.772695] uvc_ctrl:uvc_get_le_value---772</text:p>
      <text:p text:style-name="P1">[ 2215.772698] uvc_v4l2:uvc_ioctl_queryctrl---931</text:p>
      <text:p text:style-name="P1">[ 2215.772698] uvc_ctrl:uvc_query_v4l2_ctrl---1116</text:p>
      <text:p text:style-name="P1"><text:soft-page-break/>[ 2215.772699] uvc_ctrl:__uvc_find_control---869</text:p>
      <text:p text:style-name="P1">[ 2215.772699] uvc_ctrl:__uvc_find_control---869</text:p>
      <text:p text:style-name="P1">[ 2215.772700] uvc_ctrl:__uvc_find_control---869</text:p>
      <text:p text:style-name="P1">[ 2215.772700] uvc_ctrl:__uvc_find_control---869</text:p>
      <text:p text:style-name="P1">[ 2215.772701] uvc_ctrl:__uvc_find_control---869</text:p>
      <text:p text:style-name="P1">[ 2215.772702] uvc_ctrl:__uvc_find_control---869</text:p>
      <text:p text:style-name="P1">[ 2215.772703] uvc_ctrl:__uvc_find_control---869</text:p>
      <text:p text:style-name="P1">[ 2215.772703] uvc_ctrl:__uvc_find_control---869</text:p>
      <text:p text:style-name="P1">[ 2215.772704] uvc_ctrl:__uvc_find_control---869</text:p>
      <text:p text:style-name="P1">[ 2215.772704] uvc_ctrl:__uvc_query_v4l2_ctrl---1025</text:p>
      <text:p text:style-name="P1">[ 2215.772705] uvc_ctrl:uvc_ctrl_populate_cache---927</text:p>
      <text:p text:style-name="P1">[ 2215.772706] uvc_v4l2:uvc_ioctl_queryctrl---931</text:p>
      <text:p text:style-name="P1">[ 2215.772707] uvc_ctrl:uvc_query_v4l2_ctrl---1116</text:p>
      <text:p text:style-name="P1">[ 2215.772707] uvc_ctrl:__uvc_find_control---869</text:p>
      <text:p text:style-name="P1">[ 2215.772708] uvc_ctrl:__uvc_find_control---869</text:p>
      <text:p text:style-name="P1">[ 2215.772708] uvc_ctrl:__uvc_find_control---869</text:p>
      <text:p text:style-name="P1">[ 2215.772709] uvc_ctrl:__uvc_find_control---869</text:p>
      <text:p text:style-name="P1">[ 2215.772709] uvc_ctrl:__uvc_find_control---869</text:p>
      <text:p text:style-name="P1">[ 2215.772710] uvc_ctrl:__uvc_find_control---869</text:p>
      <text:p text:style-name="P1">[ 2215.772710] uvc_ctrl:__uvc_find_control---869</text:p>
      <text:p text:style-name="P1">[ 2215.772711] uvc_ctrl:__uvc_find_control---869</text:p>
      <text:p text:style-name="P1">[ 2215.772711] uvc_ctrl:__uvc_find_control---869</text:p>
      <text:p text:style-name="P1">[ 2215.772712] uvc_ctrl:__uvc_query_v4l2_ctrl---1025</text:p>
      <text:p text:style-name="P1">[ 2215.772713] uvc_ctrl:__uvc_find_control---869</text:p>
      <text:p text:style-name="P1">[ 2215.772714] uvc_ctrl:__uvc_ctrl_get---985</text:p>
      <text:p text:style-name="P1">[ 2215.772714] uvc_video:uvc_query_ctrl---77</text:p>
      <text:p text:style-name="P1">[ 2215.772715] uvc_video:__uvc_query_ctrl---38</text:p>
      <text:p text:style-name="P1">[ 2215.772751] uvc_ctrl:uvc_get_le_value---772</text:p>
      <text:p text:style-name="P1">[ 2215.772752] uvc_ctrl:uvc_ctrl_populate_cache---927</text:p>
      <text:p text:style-name="P1">[ 2215.772752] uvc_video:uvc_query_ctrl---77</text:p>
      <text:p text:style-name="P1">[ 2215.772753] uvc_video:__uvc_query_ctrl---38</text:p>
      <text:p text:style-name="P1">[ 2215.773031] uvc_video:uvc_query_ctrl---77</text:p>
      <text:p text:style-name="P1">[ 2215.773032] uvc_video:__uvc_query_ctrl---38</text:p>
      <text:p text:style-name="P1">[ 2215.773078] uvc_video:uvc_query_ctrl---77</text:p>
      <text:p text:style-name="P1">[ 2215.773079] uvc_video:__uvc_query_ctrl---38</text:p>
      <text:p text:style-name="P1">[ 2215.773131] uvc_video:uvc_query_ctrl---77</text:p>
      <text:p text:style-name="P1">[ 2215.773132] uvc_video:__uvc_query_ctrl---38</text:p>
      <text:p text:style-name="P1">[ 2215.773176] uvc_ctrl:uvc_get_le_value---772</text:p>
      <text:p text:style-name="P1">[ 2215.773177] uvc_ctrl:uvc_get_le_value---772</text:p>
      <text:p text:style-name="P1">[ 2215.773177] uvc_ctrl:uvc_get_le_value---772</text:p>
      <text:p text:style-name="P1">[ 2215.773178] uvc_ctrl:uvc_get_le_value---772</text:p>
      <text:p text:style-name="P1">[ 2215.773181] uvc_v4l2:uvc_ioctl_queryctrl---931</text:p>
      <text:p text:style-name="P1">[ 2215.773181] uvc_ctrl:uvc_query_v4l2_ctrl---1116</text:p>
      <text:p text:style-name="P1">[ 2215.773181] uvc_ctrl:__uvc_find_control---869</text:p>
      <text:p text:style-name="P1">[ 2215.773182] uvc_ctrl:__uvc_find_control---869</text:p>
      <text:p text:style-name="P1">[ 2215.773183] uvc_ctrl:__uvc_find_control---869</text:p>
      <text:p text:style-name="P1">[ 2215.773184] uvc_ctrl:__uvc_find_control---869</text:p>
      <text:p text:style-name="P1">[ 2215.773184] uvc_ctrl:__uvc_find_control---869</text:p>
      <text:p text:style-name="P1">[ 2215.773185] uvc_ctrl:__uvc_find_control---869</text:p>
      <text:p text:style-name="P1">[ 2215.773185] uvc_ctrl:__uvc_find_control---869</text:p>
      <text:p text:style-name="P1">[ 2215.773186] uvc_ctrl:__uvc_find_control---869</text:p>
      <text:p text:style-name="P1">[ 2215.773186] uvc_ctrl:__uvc_find_control---869</text:p>
      <text:p text:style-name="P1"><text:soft-page-break/>[ 2215.773187] uvc_ctrl:__uvc_query_v4l2_ctrl---1025</text:p>
      <text:p text:style-name="P1">[ 2215.773188] uvc_ctrl:uvc_ctrl_populate_cache---927</text:p>
      <text:p text:style-name="P1">[ 2215.773188] uvc_video:uvc_query_ctrl---77</text:p>
      <text:p text:style-name="P1">[ 2215.773189] uvc_video:__uvc_query_ctrl---38</text:p>
      <text:p text:style-name="P1">[ 2215.773226] uvc_ctrl:uvc_get_le_value---772</text:p>
      <text:p text:style-name="P1">[ 2215.773227] uvc_v4l2:uvc_ioctl_queryctrl---931</text:p>
      <text:p text:style-name="P1">[ 2215.773228] uvc_ctrl:uvc_query_v4l2_ctrl---1116</text:p>
      <text:p text:style-name="P1">[ 2215.773228] uvc_ctrl:__uvc_find_control---869</text:p>
      <text:p text:style-name="P1">[ 2215.773229] uvc_ctrl:__uvc_find_control---869</text:p>
      <text:p text:style-name="P1">[ 2215.773230] uvc_ctrl:__uvc_find_control---869</text:p>
      <text:p text:style-name="P1">[ 2215.773230] uvc_ctrl:__uvc_find_control---869</text:p>
      <text:p text:style-name="P1">[ 2215.773231] uvc_ctrl:__uvc_find_control---869</text:p>
      <text:p text:style-name="P1">[ 2215.773231] uvc_ctrl:__uvc_find_control---869</text:p>
      <text:p text:style-name="P1">[ 2215.773232] uvc_ctrl:__uvc_find_control---869</text:p>
      <text:p text:style-name="P1">[ 2215.773232] uvc_ctrl:__uvc_find_control---869</text:p>
      <text:p text:style-name="P1">[ 2215.773233] uvc_ctrl:__uvc_find_control---869</text:p>
      <text:p text:style-name="P1">[ 2215.773233] uvc_ctrl:__uvc_query_v4l2_ctrl---1025</text:p>
      <text:p text:style-name="P1">[ 2215.773234] uvc_ctrl:uvc_ctrl_populate_cache---927</text:p>
      <text:p text:style-name="P1">[ 2215.773235] uvc_video:uvc_query_ctrl---77</text:p>
      <text:p text:style-name="P1">[ 2215.773235] uvc_video:__uvc_query_ctrl---38</text:p>
      <text:p text:style-name="P1">[ 2215.773272] uvc_video:uvc_query_ctrl---77</text:p>
      <text:p text:style-name="P1">[ 2215.773272] uvc_video:__uvc_query_ctrl---38</text:p>
      <text:p text:style-name="P1">[ 2215.773319] uvc_video:uvc_query_ctrl---77</text:p>
      <text:p text:style-name="P1">[ 2215.773320] uvc_video:__uvc_query_ctrl---38</text:p>
      <text:p text:style-name="P1">[ 2215.773364] uvc_video:uvc_query_ctrl---77</text:p>
      <text:p text:style-name="P1">[ 2215.773365] uvc_video:__uvc_query_ctrl---38</text:p>
      <text:p text:style-name="P1">[ 2215.773409] uvc_ctrl:uvc_get_le_value---772</text:p>
      <text:p text:style-name="P1">[ 2215.773410] uvc_ctrl:uvc_get_le_value---772</text:p>
      <text:p text:style-name="P1">[ 2215.773410] uvc_ctrl:uvc_get_le_value---772</text:p>
      <text:p text:style-name="P1">[ 2215.773411] uvc_ctrl:uvc_get_le_value---772</text:p>
      <text:p text:style-name="P1">[ 2215.773413] uvc_v4l2:uvc_ioctl_queryctrl---931</text:p>
      <text:p text:style-name="P1">[ 2215.773413] uvc_ctrl:uvc_query_v4l2_ctrl---1116</text:p>
      <text:p text:style-name="P1">[ 2215.773414] uvc_ctrl:__uvc_find_control---869</text:p>
      <text:p text:style-name="P1">[ 2215.773414] uvc_ctrl:__uvc_find_control---869</text:p>
      <text:p text:style-name="P1">[ 2215.773415] uvc_ctrl:__uvc_find_control---869</text:p>
      <text:p text:style-name="P1">[ 2215.773415] uvc_ctrl:__uvc_find_control---869</text:p>
      <text:p text:style-name="P1">[ 2215.773416] uvc_ctrl:__uvc_find_control---869</text:p>
      <text:p text:style-name="P1">[ 2215.773416] uvc_ctrl:__uvc_find_control---869</text:p>
      <text:p text:style-name="P1">[ 2215.773417] uvc_ctrl:__uvc_find_control---869</text:p>
      <text:p text:style-name="P1">[ 2215.773417] uvc_ctrl:__uvc_find_control---869</text:p>
      <text:p text:style-name="P1">[ 2215.773418] uvc_ctrl:__uvc_find_control---869</text:p>
      <text:p text:style-name="P1">[ 2215.773419] uvc_ctrl:__uvc_query_v4l2_ctrl---1025</text:p>
      <text:p text:style-name="P1">[ 2215.773419] uvc_ctrl:uvc_ctrl_populate_cache---927</text:p>
      <text:p text:style-name="P1">[ 2215.773420] uvc_video:uvc_query_ctrl---77</text:p>
      <text:p text:style-name="P1">[ 2215.773420] uvc_video:__uvc_query_ctrl---38</text:p>
      <text:p text:style-name="P1">[ 2215.773461] uvc_video:uvc_query_ctrl---77</text:p>
      <text:p text:style-name="P1">[ 2215.773461] uvc_video:__uvc_query_ctrl---38</text:p>
      <text:p text:style-name="P1">[ 2215.773514] uvc_video:uvc_query_ctrl---77</text:p>
      <text:p text:style-name="P1">[ 2215.773515] uvc_video:__uvc_query_ctrl---38</text:p>
      <text:p text:style-name="P1">[ 2215.773554] uvc_video:uvc_query_ctrl---77</text:p>
      <text:p text:style-name="P1">[ 2215.773555] uvc_video:__uvc_query_ctrl---38</text:p>
      <text:p text:style-name="P1">[ 2215.773628] uvc_v4l2:uvc_ioctl_queryctrl---931</text:p>
      <text:p text:style-name="P1"><text:soft-page-break/>[ 2215.773629] uvc_ctrl:uvc_query_v4l2_ctrl---1116</text:p>
      <text:p text:style-name="P1">[ 2215.773629] uvc_ctrl:__uvc_find_control---869</text:p>
      <text:p text:style-name="P1">[ 2215.773630] uvc_ctrl:__uvc_find_control---869</text:p>
      <text:p text:style-name="P1">[ 2215.773630] uvc_ctrl:__uvc_find_control---869</text:p>
      <text:p text:style-name="P1">[ 2215.773631] uvc_ctrl:__uvc_find_control---869</text:p>
      <text:p text:style-name="P1">[ 2215.773632] uvc_ctrl:__uvc_find_control---869</text:p>
      <text:p text:style-name="P1">[ 2215.773632] uvc_ctrl:__uvc_find_control---869</text:p>
      <text:p text:style-name="P1">[ 2215.773633] uvc_ctrl:__uvc_find_control---869</text:p>
      <text:p text:style-name="P1">[ 2215.773633] uvc_ctrl:__uvc_find_control---869</text:p>
      <text:p text:style-name="P1">[ 2215.773634] uvc_ctrl:__uvc_find_control---869</text:p>
      <text:p text:style-name="P1">[ 2215.773634] uvc_ctrl:__uvc_query_v4l2_ctrl---1025</text:p>
      <text:p text:style-name="P1">[ 2215.773650] uvc_v4l2:uvc_ioctl_queryctrl---931</text:p>
      <text:p text:style-name="P1">[ 2215.773651] uvc_ctrl:uvc_query_v4l2_ctrl---1116</text:p>
      <text:p text:style-name="P1">[ 2215.773652] uvc_ctrl:__uvc_find_control---869</text:p>
      <text:p text:style-name="P1">[ 2215.773652] uvc_ctrl:__uvc_find_control---869</text:p>
      <text:p text:style-name="P1">[ 2215.773653] uvc_ctrl:__uvc_find_control---869</text:p>
      <text:p text:style-name="P1">[ 2215.773653] uvc_ctrl:__uvc_find_control---869</text:p>
      <text:p text:style-name="P1">[ 2215.773654] uvc_ctrl:__uvc_find_control---869</text:p>
      <text:p text:style-name="P1">[ 2215.773654] uvc_ctrl:__uvc_find_control---869</text:p>
      <text:p text:style-name="P1">[ 2215.773655] uvc_ctrl:__uvc_find_control---869</text:p>
      <text:p text:style-name="P1">[ 2215.773655] uvc_ctrl:__uvc_find_control---869</text:p>
      <text:p text:style-name="P1">[ 2215.773656] uvc_ctrl:__uvc_find_control---869</text:p>
      <text:p text:style-name="P1">[ 2215.773659] uvc_v4l2:uvc_v4l2_release---544</text:p>
      <text:p text:style-name="P1">[ 2215.773660] uvc_v4l2:uvc_dismiss_privileges---481</text:p>
      <text:p text:style-name="P1">[ 2215.775174] uvc_v4l2:uvc_v4l2_open---499</text:p>
      <text:p text:style-name="P1">[ 2215.775180] uvc_v4l2:uvc_ioctl_default---1298</text:p>
      <text:p text:style-name="P1">[ 2215.775181] uvc_v4l2:uvc_ioctl_ctrl_map---40</text:p>
      <text:p text:style-name="P1">[ 2215.775181] uvc_ctrl:uvc_ctrl_add_mapping---1988</text:p>
      <text:p text:style-name="P1">[ 2215.775182] uvc_ctrl:uvc_entity_match_guid---841</text:p>
      <text:p text:style-name="P1">[ 2215.775183] uvc_ctrl:uvc_entity_match_guid---841</text:p>
      <text:p text:style-name="P1">[ 2215.775183] uvc_ctrl:uvc_entity_match_guid---841</text:p>
      <text:p text:style-name="P1">[ 2215.775184] uvc_ctrl:uvc_entity_match_guid---841</text:p>
      <text:p text:style-name="P1">[ 2215.775184] uvc_ctrl:uvc_entity_match_guid---841</text:p>
      <text:p text:style-name="P1">[ 2215.775185] uvc_ctrl:uvc_entity_match_guid---841</text:p>
      <text:p text:style-name="P1">[ 2215.775373] uvc_v4l2:uvc_ioctl_default---1298</text:p>
      <text:p text:style-name="P1">[ 2215.775374] uvc_v4l2:uvc_ioctl_ctrl_map---40</text:p>
      <text:p text:style-name="P1">[ 2215.775375] uvc_ctrl:uvc_ctrl_add_mapping---1988</text:p>
      <text:p text:style-name="P1">[ 2215.775375] uvc_ctrl:uvc_entity_match_guid---841</text:p>
      <text:p text:style-name="P1">[ 2215.775376] uvc_ctrl:uvc_entity_match_guid---841</text:p>
      <text:p text:style-name="P1">[ 2215.775376] uvc_ctrl:uvc_entity_match_guid---841</text:p>
      <text:p text:style-name="P1">[ 2215.775377] uvc_ctrl:uvc_entity_match_guid---841</text:p>
      <text:p text:style-name="P1">[ 2215.775377] uvc_ctrl:uvc_entity_match_guid---841</text:p>
      <text:p text:style-name="P1">[ 2215.775378] uvc_ctrl:uvc_entity_match_guid---841</text:p>
      <text:p text:style-name="P1">[ 2215.775379] uvc_ctrl:uvc_ctrl_init_xu_ctrl---1725</text:p>
      <text:p text:style-name="P1">[ 2215.775379] uvc_ctrl:uvc_ctrl_fill_xu_info---1661</text:p>
      <text:p text:style-name="P1">[ 2215.775380] uvc_video:uvc_query_ctrl---77</text:p>
      <text:p text:style-name="P1">[ 2215.775380] uvc_video:__uvc_query_ctrl---38</text:p>
      <text:p text:style-name="P1">[ 2215.775427] uvc_video:uvc_query_ctrl---77</text:p>
      <text:p text:style-name="P1">[ 2215.775428] uvc_video:__uvc_query_ctrl---38</text:p>
      <text:p text:style-name="P1">[ 2215.775470] uvc_ctrl:uvc_ctrl_fixup_xu_info---1618</text:p>
      <text:p text:style-name="P1">[ 2215.775471] uvc_ctrl:uvc_ctrl_add_info---1919</text:p>
      <text:p text:style-name="P1">[ 2215.775472] uvc_ctrl:__uvc_ctrl_add_mapping---1951</text:p>
      <text:p text:style-name="P1"><text:soft-page-break/>[ 2215.775477] uvc_v4l2:uvc_ioctl_default---1298</text:p>
      <text:p text:style-name="P1">[ 2215.775478] uvc_v4l2:uvc_ioctl_ctrl_map---40</text:p>
      <text:p text:style-name="P1">[ 2215.775479] uvc_ctrl:uvc_ctrl_add_mapping---1988</text:p>
      <text:p text:style-name="P1">[ 2215.775479] uvc_ctrl:uvc_entity_match_guid---841</text:p>
      <text:p text:style-name="P1">[ 2215.775480] uvc_ctrl:uvc_entity_match_guid---841</text:p>
      <text:p text:style-name="P1">[ 2215.775480] uvc_ctrl:uvc_entity_match_guid---841</text:p>
      <text:p text:style-name="P1">[ 2215.775481] uvc_ctrl:uvc_entity_match_guid---841</text:p>
      <text:p text:style-name="P1">[ 2215.775481] uvc_ctrl:uvc_entity_match_guid---841</text:p>
      <text:p text:style-name="P1">[ 2215.775482] uvc_ctrl:uvc_entity_match_guid---841</text:p>
      <text:p text:style-name="P1">[ 2215.775482] uvc_ctrl:uvc_ctrl_init_xu_ctrl---1725</text:p>
      <text:p text:style-name="P1">[ 2215.775483] uvc_ctrl:__uvc_ctrl_add_mapping---1951</text:p>
      <text:p text:style-name="P1">[ 2215.775487] uvc_v4l2:uvc_ioctl_default---1298</text:p>
      <text:p text:style-name="P1">[ 2215.775487] uvc_v4l2:uvc_ioctl_ctrl_map---40</text:p>
      <text:p text:style-name="P1">[ 2215.775488] uvc_ctrl:uvc_ctrl_add_mapping---1988</text:p>
      <text:p text:style-name="P1">[ 2215.775488] uvc_ctrl:uvc_entity_match_guid---841</text:p>
      <text:p text:style-name="P1">[ 2215.775489] uvc_ctrl:uvc_entity_match_guid---841</text:p>
      <text:p text:style-name="P1">[ 2215.775489] uvc_ctrl:uvc_entity_match_guid---841</text:p>
      <text:p text:style-name="P1">[ 2215.775490] uvc_ctrl:uvc_entity_match_guid---841</text:p>
      <text:p text:style-name="P1">[ 2215.775490] uvc_ctrl:uvc_entity_match_guid---841</text:p>
      <text:p text:style-name="P1">[ 2215.775491] uvc_ctrl:uvc_entity_match_guid---841</text:p>
      <text:p text:style-name="P1">[ 2215.775492] uvc_ctrl:uvc_ctrl_init_xu_ctrl---1725</text:p>
      <text:p text:style-name="P1">[ 2215.775492] uvc_ctrl:uvc_ctrl_fill_xu_info---1661</text:p>
      <text:p text:style-name="P1">[ 2215.775493] uvc_video:uvc_query_ctrl---77</text:p>
      <text:p text:style-name="P1">[ 2215.775493] uvc_video:__uvc_query_ctrl---38</text:p>
      <text:p text:style-name="P1">[ 2215.775530] uvc_video:uvc_query_ctrl---77</text:p>
      <text:p text:style-name="P1">[ 2215.775530] uvc_video:__uvc_query_ctrl---38</text:p>
      <text:p text:style-name="P1">[ 2215.775571] uvc_ctrl:uvc_ctrl_fixup_xu_info---1618</text:p>
      <text:p text:style-name="P1">[ 2215.775572] uvc_ctrl:uvc_ctrl_add_info---1919</text:p>
      <text:p text:style-name="P1">[ 2215.775572] uvc_ctrl:__uvc_ctrl_add_mapping---1951</text:p>
      <text:p text:style-name="P1">[ 2215.775577] uvc_v4l2:uvc_ioctl_default---1298</text:p>
      <text:p text:style-name="P1">[ 2215.775577] uvc_v4l2:uvc_ioctl_ctrl_map---40</text:p>
      <text:p text:style-name="P1">[ 2215.775578] uvc_ctrl:uvc_ctrl_add_mapping---1988</text:p>
      <text:p text:style-name="P1">[ 2215.775578] uvc_ctrl:uvc_entity_match_guid---841</text:p>
      <text:p text:style-name="P1">[ 2215.775579] uvc_ctrl:uvc_entity_match_guid---841</text:p>
      <text:p text:style-name="P1">[ 2215.775579] uvc_ctrl:uvc_entity_match_guid---841</text:p>
      <text:p text:style-name="P1">[ 2215.775580] uvc_ctrl:uvc_entity_match_guid---841</text:p>
      <text:p text:style-name="P1">[ 2215.775581] uvc_ctrl:uvc_entity_match_guid---841</text:p>
      <text:p text:style-name="P1">[ 2215.775581] uvc_ctrl:uvc_entity_match_guid---841</text:p>
      <text:p text:style-name="P1">[ 2215.775582] uvc_ctrl:uvc_ctrl_init_xu_ctrl---1725</text:p>
      <text:p text:style-name="P1">[ 2215.775582] uvc_ctrl:__uvc_ctrl_add_mapping---1951</text:p>
      <text:p text:style-name="P1">[ 2215.775591] uvc_v4l2:uvc_ioctl_default---1298</text:p>
      <text:p text:style-name="P1">[ 2215.775592] uvc_v4l2:uvc_ioctl_ctrl_map---40</text:p>
      <text:p text:style-name="P1">[ 2215.775592] uvc_ctrl:uvc_ctrl_add_mapping---1988</text:p>
      <text:p text:style-name="P1">[ 2215.775593] uvc_ctrl:uvc_entity_match_guid---841</text:p>
      <text:p text:style-name="P1">[ 2215.775593] uvc_ctrl:uvc_entity_match_guid---841</text:p>
      <text:p text:style-name="P1">[ 2215.775594] uvc_ctrl:uvc_entity_match_guid---841</text:p>
      <text:p text:style-name="P1">[ 2215.775594] uvc_ctrl:uvc_entity_match_guid---841</text:p>
      <text:p text:style-name="P1">[ 2215.775595] uvc_ctrl:uvc_entity_match_guid---841</text:p>
      <text:p text:style-name="P1">[ 2215.775595] uvc_ctrl:uvc_entity_match_guid---841</text:p>
      <text:p text:style-name="P1">[ 2215.775605] uvc_v4l2:uvc_ioctl_default---1298</text:p>
      <text:p text:style-name="P1">[ 2215.775606] uvc_v4l2:uvc_ioctl_ctrl_map---40</text:p>
      <text:p text:style-name="P1">[ 2215.775606] uvc_ctrl:uvc_ctrl_add_mapping---1988</text:p>
      <text:p text:style-name="P1"><text:soft-page-break/>[ 2215.775613] uvc_ctrl:uvc_entity_match_guid---841</text:p>
      <text:p text:style-name="P1">[ 2215.775614] uvc_ctrl:uvc_entity_match_guid---841</text:p>
      <text:p text:style-name="P1">[ 2215.775614] uvc_ctrl:uvc_entity_match_guid---841</text:p>
      <text:p text:style-name="P1">[ 2215.775615] uvc_ctrl:uvc_entity_match_guid---841</text:p>
      <text:p text:style-name="P1">[ 2215.775615] uvc_ctrl:uvc_entity_match_guid---841</text:p>
      <text:p text:style-name="P1">[ 2215.775616] uvc_ctrl:uvc_entity_match_guid---841</text:p>
      <text:p text:style-name="P1">[ 2215.775622] uvc_v4l2:uvc_ioctl_default---1298</text:p>
      <text:p text:style-name="P1">[ 2215.775623] uvc_v4l2:uvc_ioctl_ctrl_map---40</text:p>
      <text:p text:style-name="P1">[ 2215.775623] uvc_ctrl:uvc_ctrl_add_mapping---1988</text:p>
      <text:p text:style-name="P1">[ 2215.775624] uvc_ctrl:uvc_entity_match_guid---841</text:p>
      <text:p text:style-name="P1">[ 2215.775625] uvc_ctrl:uvc_entity_match_guid---841</text:p>
      <text:p text:style-name="P1">[ 2215.775625] uvc_ctrl:uvc_entity_match_guid---841</text:p>
      <text:p text:style-name="P1">[ 2215.775626] uvc_ctrl:uvc_entity_match_guid---841</text:p>
      <text:p text:style-name="P1">[ 2215.775626] uvc_ctrl:uvc_entity_match_guid---841</text:p>
      <text:p text:style-name="P1">[ 2215.775627] uvc_ctrl:uvc_entity_match_guid---841</text:p>
      <text:p text:style-name="P1">[ 2215.775632] uvc_v4l2:uvc_ioctl_default---1298</text:p>
      <text:p text:style-name="P1">[ 2215.775632] uvc_v4l2:uvc_ioctl_ctrl_map---40</text:p>
      <text:p text:style-name="P1">[ 2215.775633] uvc_ctrl:uvc_ctrl_add_mapping---1988</text:p>
      <text:p text:style-name="P1">[ 2215.775633] uvc_ctrl:uvc_entity_match_guid---841</text:p>
      <text:p text:style-name="P1">[ 2215.775634] uvc_ctrl:uvc_entity_match_guid---841</text:p>
      <text:p text:style-name="P1">[ 2215.775634] uvc_ctrl:uvc_entity_match_guid---841</text:p>
      <text:p text:style-name="P1">[ 2215.775635] uvc_ctrl:uvc_entity_match_guid---841</text:p>
      <text:p text:style-name="P1">[ 2215.775635] uvc_ctrl:uvc_entity_match_guid---841</text:p>
      <text:p text:style-name="P1">[ 2215.775636] uvc_ctrl:uvc_entity_match_guid---841</text:p>
      <text:p text:style-name="P1">[ 2215.775640] uvc_v4l2:uvc_ioctl_default---1298</text:p>
      <text:p text:style-name="P1">[ 2215.775641] uvc_v4l2:uvc_ioctl_ctrl_map---40</text:p>
      <text:p text:style-name="P1">[ 2215.775641] uvc_ctrl:uvc_ctrl_add_mapping---1988</text:p>
      <text:p text:style-name="P1">[ 2215.775642] uvc_ctrl:uvc_entity_match_guid---841</text:p>
      <text:p text:style-name="P1">[ 2215.775642] uvc_ctrl:uvc_entity_match_guid---841</text:p>
      <text:p text:style-name="P1">[ 2215.775643] uvc_ctrl:uvc_entity_match_guid---841</text:p>
      <text:p text:style-name="P1">[ 2215.775643] uvc_ctrl:uvc_entity_match_guid---841</text:p>
      <text:p text:style-name="P1">[ 2215.775644] uvc_ctrl:uvc_entity_match_guid---841</text:p>
      <text:p text:style-name="P1">[ 2215.775644] uvc_ctrl:uvc_entity_match_guid---841</text:p>
      <text:p text:style-name="P1">[ 2215.775656] uvc_v4l2:uvc_ioctl_default---1298</text:p>
      <text:p text:style-name="P1">[ 2215.775656] uvc_v4l2:uvc_ioctl_ctrl_map---40</text:p>
      <text:p text:style-name="P1">[ 2215.775657] uvc_ctrl:uvc_ctrl_add_mapping---1988</text:p>
      <text:p text:style-name="P1">[ 2215.775657] uvc_ctrl:uvc_entity_match_guid---841</text:p>
      <text:p text:style-name="P1">[ 2215.775658] uvc_ctrl:uvc_entity_match_guid---841</text:p>
      <text:p text:style-name="P1">[ 2215.775658] uvc_ctrl:uvc_entity_match_guid---841</text:p>
      <text:p text:style-name="P1">[ 2215.775659] uvc_ctrl:uvc_entity_match_guid---841</text:p>
      <text:p text:style-name="P1">[ 2215.775659] uvc_ctrl:uvc_entity_match_guid---841</text:p>
      <text:p text:style-name="P1">[ 2215.775660] uvc_ctrl:uvc_entity_match_guid---841</text:p>
      <text:p text:style-name="P1">[ 2215.775661] uvc_ctrl:uvc_ctrl_init_xu_ctrl---1725</text:p>
      <text:p text:style-name="P1">[ 2215.775661] uvc_ctrl:uvc_ctrl_fill_xu_info---1661</text:p>
      <text:p text:style-name="P1">[ 2215.775662] uvc_video:uvc_query_ctrl---77</text:p>
      <text:p text:style-name="P1">[ 2215.775662] uvc_video:__uvc_query_ctrl---38</text:p>
      <text:p text:style-name="P1">[ 2215.775700] uvc_video:uvc_query_ctrl---77</text:p>
      <text:p text:style-name="P1">[ 2215.775700] uvc_video:__uvc_query_ctrl---38</text:p>
      <text:p text:style-name="P1">[ 2215.775749] uvc_ctrl:uvc_ctrl_fixup_xu_info---1618</text:p>
      <text:p text:style-name="P1">[ 2215.775749] uvc_ctrl:uvc_ctrl_add_info---1919</text:p>
      <text:p text:style-name="P1">[ 2215.775750] uvc_ctrl:__uvc_ctrl_add_mapping---1951</text:p>
      <text:p text:style-name="P1">[ 2215.775754] uvc_v4l2:uvc_ioctl_default---1298</text:p>
      <text:p text:style-name="P1"><text:soft-page-break/>[ 2215.775755] uvc_v4l2:uvc_ioctl_ctrl_map---40</text:p>
      <text:p text:style-name="P1">[ 2215.775755] uvc_ctrl:uvc_ctrl_add_mapping---1988</text:p>
      <text:p text:style-name="P1">[ 2215.775756] uvc_ctrl:uvc_entity_match_guid---841</text:p>
      <text:p text:style-name="P1">[ 2215.775756] uvc_ctrl:uvc_entity_match_guid---841</text:p>
      <text:p text:style-name="P1">[ 2215.775757] uvc_ctrl:uvc_entity_match_guid---841</text:p>
      <text:p text:style-name="P1">[ 2215.775757] uvc_ctrl:uvc_entity_match_guid---841</text:p>
      <text:p text:style-name="P1">[ 2215.775758] uvc_ctrl:uvc_entity_match_guid---841</text:p>
      <text:p text:style-name="P1">[ 2215.775759] uvc_ctrl:uvc_entity_match_guid---841</text:p>
      <text:p text:style-name="P1">[ 2215.775759] uvc_ctrl:uvc_ctrl_init_xu_ctrl---1725</text:p>
      <text:p text:style-name="P1">[ 2215.775760] uvc_ctrl:__uvc_ctrl_add_mapping---1951</text:p>
      <text:p text:style-name="P1">[ 2215.775761] uvc_v4l2:uvc_v4l2_release---544</text:p>
      <text:p text:style-name="P1">[ 2215.775762] uvc_v4l2:uvc_dismiss_privileges---481</text:p>
      <text:p text:style-name="P1">[ 2215.798995] usb 3-6.3: 1:1: cannot get freq at ep 0x81</text:p>
      <text:p text:style-name="P1">[ 2215.812441] usb 3-6.3: 2:1: cannot get freq at ep 0x1</text:p>
      <text:p text:style-name="P1">[ 2215.816608] usb 3-6.3: 1:1: cannot get freq at ep 0x8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2:35:56.361730716</meta:creation-date>
    <dc:date>2018-05-14T12:36:32.454907328</dc:date>
    <meta:editing-duration>PT37S</meta:editing-duration>
    <meta:editing-cycles>1</meta:editing-cycles>
    <meta:document-statistic meta:table-count="0" meta:image-count="0" meta:object-count="0" meta:page-count="30" meta:paragraph-count="1515" meta:word-count="6318" meta:character-count="76590" meta:non-whitespace-character-count="73260"/>
    <meta:generator>LibreOffice/5.1.4.2$Linux_X86_64 LibreOffice_project/10m0$Build-2</meta:generator>
  </office:meta>
</office:document-meta>
</file>